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3"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4"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5"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5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55"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56"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57"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58"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59"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60"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161"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3465024786049658361" text:style-name="RTF_5f_Num_20_2">
        <text:list-item>
          <text:p text:style-name="P78">Genres: Turn based strategy, rogue-like, fantasy, board game, adventure, 2D, Tile map</text:p>
        </text:list-item>
        <text:list-item>
          <text:p text:style-name="P78">Themes: Medieval, fantasy, magical, silly, cute.</text:p>
        </text:list-item>
        <text:list-item>
          <text:p text:style-name="P78">Inspirations/Similar games: 'Slay The Spire', 'XCOM 2'.</text:p>
        </text:list-item>
      </text:list>
      <text:p text:style-name="P22"/>
      <text:p text:style-name="P23">General Gameplay Overview.</text:p>
      <text:list xml:id="list41315343" text:continue-numbering="true" text:style-name="RTF_5f_Num_20_2">
        <text:list-item>
          <text:p text:style-name="P78">The player controls a squad of 4 characters, which they use to battle monsters, survive encounters, traverse the world map and collect loot.</text:p>
        </text:list-item>
        <text:list-item>
          <text:p text:style-name="P78">Combat takes place on a grided 20x10 board, on which the player and AI take turns moving and attacking with their characters.</text:p>
        </text:list-item>
        <text:list-item>
          <text:p text:style-name="P79"><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0">Player starts the game with a team of 4 characters, and may choose the race/class of these 4 starting characters. Player can recruit more characters along their journey, but can only field 4 in an encounter at a time.</text:p>
        </text:list-item>
        <text:list-item>
          <text:p text:style-name="P80">Characters that die during combat are permanently killed. If all of the players characters are killed, the game is lost.</text:p>
        </text:list-item>
        <text:list-item>
          <text:p text:style-name="P80">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0"/>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2083285507606118797" text:style-name="L1">
        <text:list-item>
          <text:p text:style-name="P83">AP (Action Points): The amount of AP gained on turn start. Characters spend AP to use abilities and <text:soft-page-break/>move. Characters can never have more then 6 AP (can be modified by items).</text:p>
        </text:list-item>
        <text:list-item>
          <text:p text:style-name="P83">Strength: Damage done by all physical attacks is increased by strength.</text:p>
        </text:list-item>
        <text:list-item>
          <text:p text:style-name="P83">Wisdom: Damage done by all magical attacks is increased by wisdom.</text:p>
        </text:list-item>
        <text:list-item>
          <text:p text:style-name="P83">Block: Damage from attacks and spells is absorbed by a characters block. </text:p>
        </text:list-item>
        <text:list-item>
          <text:p text:style-name="P83">Mobility: The distance in tiles a character can move per move action (base is 1).</text:p>
        </text:list-item>
      </text:list>
      <text:p text:style-name="P11">Character Equiptable Items</text:p>
      <text:list xml:id="list1338608240721889294" text:style-name="L2">
        <text:list-item>
          <text:p text:style-name="P84">Elven Slippers: +1 mobility</text:p>
        </text:list-item>
        <text:list-item>
          <text:p text:style-name="P84">Rusty Axe: +1 Strength</text:p>
        </text:list-item>
        <text:list-item>
          <text:p text:style-name="P84">Dwarven Runestone: Start each combat with 5 block.</text:p>
        </text:list-item>
        <text:list-item>
          <text:p text:style-name="P84">Thinking Cap: +1 max AP</text:p>
        </text:list-item>
        <text:list-item>
          <text:p text:style-name="P84">Orc War Paint: Grants ability 'Enrage' +2.</text:p>
        </text:list-item>
        <text:list-item>
          <text:p text:style-name="P84">Ghillie suit: At the start of the game, gain stealth</text:p>
        </text:list-item>
        <text:list-item>
          <text:p text:style-name="P84">Plate armor: Gain passive physical resistance</text:p>
        </text:list-item>
        <text:list-item>
          <text:p text:style-name="P84">Crystal Fragment: +1 energy</text:p>
        </text:list-item>
        <text:list-item>
          <text:p text:style-name="P84">Dwarven Polearm: +1 melee range</text:p>
        </text:list-item>
        <text:list-item>
          <text:p text:style-name="P84">Priest's Bracelet: Start each combat with 1 rune</text:p>
        </text:list-item>
        <text:list-item>
          <text:p text:style-name="P84">Steroids: Gain passive: growing +1</text:p>
        </text:list-item>
        <text:list-item>
          <text:p text:style-name="P84">Troll Blood Vial: +3 strength</text:p>
        </text:list-item>
        <text:list-item>
          <text:p text:style-name="P84">Red Bull: Start each combat with max AP;</text:p>
        </text:list-item>
      </text:list>
      <text:p text:style-name="P11">Artifacts</text:p>
      <text:list xml:id="list3747622245505104420" text:style-name="L3">
        <text:list-item>
          <text:p text:style-name="P85">Powerful items that can be aquired by defeating elites, bosses, and certain mystery events. Can also be bought in shops</text:p>
        </text:list-item>
        <text:list-item>
          <text:p text:style-name="P85">Artifact Ideas</text:p>
          <text:list>
            <text:list-item>
              <text:p text:style-name="P85">All gold gains are increased by 50%</text:p>
            </text:list-item>
            <text:list-item>
              <text:p text:style-name="P85">On pick up, gain 2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ext:soft-page-break/>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s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armor no longer expires at the start of turn</text:p>
            </text:list-item>
            <text:list-item>
              <text:p text:style-name="P85">you may ignore paths when choosing an encounter to travel to </text:p>
            </text:list-item>
            <text:list-item>
              <text:p text:style-name="P85"/>
            </text:list-item>
          </text:list>
        </text:list-item>
      </text:list>
      <text:p text:style-name="P11">Tiles</text:p>
      <text:list xml:id="list4622629477328647662" text:style-name="L4">
        <text:list-item>
          <text:p text:style-name="P86">The grid can be filled with many different types of tiles, that provide bonuses or negatives to characters standing on them</text:p>
        </text:list-item>
        <text:list-item>
          <text:p text:style-name="P86"><text:soft-page-break/>Tile Types: Dirt, Tall Grass, Deep Water, Lava, Energy Pool</text:p>
          <text:list>
            <text:list-item>
              <text:p text:style-name="P86">Dirt: The most common tile, provides no bonuses</text:p>
            </text:list-item>
            <text:list-item>
              <text:p text:style-name="P86">Tall Grass: Characters that end their turn in grass gain Stealth</text:p>
            </text:list-item>
            <text:list-item>
              <text:p text:style-name="P86">Deep water: Cannot be moved through or stod on(unless character has aquatic passive)</text:p>
            </text:list-item>
            <text:list-item>
              <text:p text:style-name="P86">Rocks: characters must pay double the mobility cost to move through rocks.</text:p>
            </text:list-item>
          </text:list>
        </text:list-item>
      </text:list>
      <text:p text:style-name="P11">Tile/World Objects</text:p>
      <text:list xml:id="list154089706938730914" text:style-name="L5">
        <text:list-item>
          <text:p text:style-name="P87">Tiles may have objects placed on them at the start of an encounter as part of the map, or can be created by characters.</text:p>
        </text:list-item>
        <text:list-item>
          <text:p text:style-name="P87">World objects: Trees, Rocks, Chompa Plant, energy crystal, fire, ice, land mine, gun turret, poison puddle, etc</text:p>
          <text:list>
            <text:list-item>
              <text:p text:style-name="P87">Tree: Prevents movement on and through a tile.</text:p>
            </text:list-item>
            <text:list-item>
              <text:p text:style-name="P87">Energy crystal: If a character moves over a tile with a mana crystal, the crystal is destroyed, and that character gains 4 AP)</text:p>
            </text:list-item>
            <text:list-item>
              <text:p text:style-name="P87">Chompa Plant: At the end of each turn, attacks a random adjacent character.</text:p>
            </text:list-item>
          </text:list>
        </text:list-item>
        <text:list-item>
          <text:p text:style-name="P87">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41334942" text:continue-list="list4622629477328647662" text:style-name="L4">
        <text:list-header>
          <text:p text:style-name="P153">World Map and Room Types</text:p>
        </text:list-header>
        <text:list-item>
          <text:p text:style-name="P86">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6">Room types</text:p>
          <text:list>
            <text:list-item>
              <text:p text:style-name="P86">Minor enemy: Contains a low difficulty enemy encounter.</text:p>
            </text:list-item>
            <text:list-item>
              <text:p text:style-name="P86">Mystery: Can contain any kind of <text:s/>room</text:p>
            </text:list-item>
            <text:list-item>
              <text:p text:style-name="P86">Major enemy: Contains a high difficulty enemy encounter.</text:p>
            </text:list-item>
            <text:list-item>
              <text:p text:style-name="P86">Village: Villages contain many different services and options. Players can spend gold to buy weapons, ability upgrades, new characters, heal, artifacts.</text:p>
            </text:list-item>
            <text:list-item>
              <text:p text:style-name="P86">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7855900233464453700" text:style-name="L6">
        <text:list-item>
          <text:p text:style-name="P154"><text:soft-page-break/><text:span text:style-name="T4">The player can collect a multitude of weapons, armor and tools throughout their journey, as well as </text:span><text:span text:style-name="T4">earning gold.</text:span></text:p>
        </text:list-item>
        <text:list-item>
          <text:p text:style-name="P88">These can be equipted by the player's characters to provide bonuses in combat.</text:p>
        </text:list-item>
        <text:list-item>
          <text:p text:style-name="P88">At the end of each successful enemy combat, the player is presented with a choice of 3 items to gain as loot. The player may choose only 1 item to keep. </text:p>
        </text:list-item>
        <text:list-item>
          <text:p text:style-name="P88">Items can also be gained from puzzle encounters, and bought from village stores.</text:p>
        </text:list-item>
        <text:list-item>
          <text:p text:style-name="P88">A character can only equipt 5 items. Items can be unequipted in stores, and from events.</text:p>
        </text:list-item>
        <text:list-item>
          <text:p text:style-name="P88">Items come in 3 rarities: common, rare and epic.</text:p>
        </text:list-item>
        <text:list-item>
          <text:p text:style-name="P88">The more difficult the enemy encounter is, the greater the chance of recieving rare/epic items as loot options.</text:p>
        </text:list-item>
        <text:list-item>
          <text:p text:style-name="P88">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239615202406819890" text:style-name="L7">
        <text:list-item>
          <text:p text:style-name="P89">Poison: Characters affected by poison take damage at the end of their turn equal to their poison count</text:p>
        </text:list-item>
        <text:list-item>
          <text:p text:style-name="P89">Bleed: Characters affected by bleed take damage equal to their bleed count every time they move 1 tile</text:p>
        </text:list-item>
        <text:list-item>
          <text:p text:style-name="P89">Stun: Stunned characters cannot move or use abilities</text:p>
        </text:list-item>
        <text:list-item>
          <text:p text:style-name="P89">Knockdown: Characters affected by knockdown take 50% extra damage from attacks and abilities. Characters must spend action points during their turn to stand up. While knocked down, a character cannot move or take any action.</text:p>
        </text:list-item>
        <text:list-item>
          <text:p text:style-name="P89">Pinned: Characters affected by pinned cannot move (but can still teleport).</text:p>
        </text:list-item>
        <text:list-item>
          <text:p text:style-name="P89">Sleeping: Unable to move or act. Taking any damage will remove this effect.</text:p>
        </text:list-item>
        <text:list-item>
          <text:p text:style-name="P89">Burning ideas</text:p>
          <text:list>
            <text:list-item>
              <text:p text:style-name="P89">Burning targets take extra damage from magic attacks</text:p>
            </text:list-item>
            <text:list-item>
              <text:p text:style-name="P89">Upon reaching 3 stacks of burning, the target is stunned or knocked down</text:p>
            </text:list-item>
            <text:list-item>
              <text:p text:style-name="P89"/>
            </text:list-item>
          </text:list>
        </text:list-item>
      </text:list>
      <text:p text:style-name="P14">Buffs/Passives</text:p>
      <text:list xml:id="list81961956859012266" text:style-name="L8">
        <text:list-item>
          <text:p text:style-name="P90"><text:soft-page-break/>Cleave: Your melee attacks hit all characters in your front arc OR</text:p>
          <text:list>
            <text:list-item>
              <text:p text:style-name="P90">your melee attacks deal 3 physical damage to all characters in your front arc</text:p>
            </text:list-item>
          </text:list>
        </text:list-item>
        <text:list-item>
          <text:p text:style-name="P90">Barrier: The next time this character takes damage, ignore it.</text:p>
        </text:list-item>
        <text:list-item>
          <text:p text:style-name="P90">Rune: Blocks the next negative effect.</text:p>
        </text:list-item>
        <text:list-item>
          <text:p text:style-name="P90">Growing: At the start of each turn, this character gains strength equal to the growing stacks</text:p>
        </text:list-item>
        <text:list-item>
          <text:p text:style-name="P90">Unhygienic: At the end of turn, apply 1 poison to all enemies within 1 tile(or melee range)</text:p>
        </text:list-item>
        <text:list-item>
          <text:p text:style-name="P90">Soul Eater: Whenever an ally dies within 3 tiles, heal 10hp.</text:p>
        </text:list-item>
        <text:list-item>
          <text:p text:style-name="P90">Quick Reflexes: The first time this character is attacked each turn, it moves to a random adjacent tile.</text:p>
        </text:list-item>
        <text:list-item>
          <text:p text:style-name="P90">Cautious: If this character has no block, it gains 5 block at the end of turn.</text:p>
        </text:list-item>
        <text:list-item>
          <text:p text:style-name="P90">Reactive: The first time this character takes damage during its turn, it gains 5 block</text:p>
        </text:list-item>
        <text:list-item>
          <text:p text:style-name="P90">Second Wind: The first time this character takes lethal damage, it instead has its health reduced to 1.</text:p>
        </text:list-item>
        <text:list-item>
          <text:p text:style-name="P90">Thick skin: This character is immune to bleed.</text:p>
        </text:list-item>
        <text:list-item>
          <text:p text:style-name="P90">Protector: At the end of turn, give adjacent friendly characters +3 block.</text:p>
        </text:list-item>
        <text:list-item>
          <text:p text:style-name="P90">Lifesteal: Whenever this character reduces HP, it heals that much HP.</text:p>
        </text:list-item>
        <text:list-item>
          <text:p text:style-name="P90">Momentum: Whenever this character kills an enemy, it gains 2 AP</text:p>
        </text:list-item>
        <text:list-item>
          <text:p text:style-name="P90">Accurate: This character ignores block when damaging targets.</text:p>
        </text:list-item>
        <text:list-item>
          <text:p text:style-name="P90">Stalwart: Whenever this character takes damage, the damage is reduced to 1.</text:p>
        </text:list-item>
      </text:list>
      <text:list xml:id="list8285513696735491887" text:style-name="L9">
        <text:list-item>
          <text:p text:style-name="P91">Enrage: Whenever this character takes damage, it gains 1 power</text:p>
        </text:list-item>
        <text:list-item>
          <text:p text:style-name="P91">Volatile: When this character dies, it explodes dealing low damage to all enemies in melee range</text:p>
        </text:list-item>
        <text:list-item>
          <text:p text:style-name="P91">Phase Shift: Whenever this character takes damage, it teleports to a random tile.</text:p>
        </text:list-item>
        <text:list-item>
          <text:p text:style-name="P91">Implacable: This character cannot be teleported.</text:p>
        </text:list-item>
        <text:list-item>
          <text:p text:style-name="P92">Envigorating Slumber: If this character is asleep, it gains 3 power at the start of its turn. Unable to move or act. </text:p>
        </text:list-item>
        <text:list-item>
          <text:p text:style-name="P92">Spiked Carapace: Whenever this character takes damage, it deals low damage back to its attacker</text:p>
        </text:list-item>
        <text:list-item>
          <text:p text:style-name="P92">Aquatic: This character can move through deep water.</text:p>
        </text:list-item>
        <text:list-item>
          <text:p text:style-name="P92">Adaptive: Whenever this character loses health, it gains 3 block</text:p>
        </text:list-item>
        <text:list-item>
          <text:p text:style-name="P92">Unbreakable: This character is immune to stun.</text:p>
        </text:list-item>
        <text:list-item>
          <text:p text:style-name="P92"><text:soft-page-break/>Magic Vulnerability: This character takes double damage from magic damage sources</text:p>
        </text:list-item>
        <text:list-item>
          <text:p text:style-name="P92">Magic Resistance: This character takes half damage from magic damage sources.</text:p>
        </text:list-item>
        <text:list-item>
          <text:p text:style-name="P92">Magic Immunity: This character is immune to magic damage.</text:p>
        </text:list-item>
        <text:list-item>
          <text:p text:style-name="P92">Physical Vulnerability: This character takes double damage from physical damage sources</text:p>
        </text:list-item>
        <text:list-item>
          <text:p text:style-name="P92">Physical Resistance: This character takes half damage from physical damage sources</text:p>
        </text:list-item>
        <text:list-item>
          <text:p text:style-name="P92">Physical Immunity: This character is immune to physical damage.</text:p>
        </text:list-item>
        <text:list-item>
          <text:p text:style-name="P92">Aggressive: If this character loses HP, it gains 2 extra AP next turn.</text:p>
        </text:list-item>
        <text:list-item>
          <text:p text:style-name="P92">Cell Division: Whenever this character loses HP, it creates a slime monster on a random adjacent square.</text:p>
        </text:list-item>
      </text:list>
      <text:p text:style-name="P12">Damage Types and Attack types</text:p>
      <text:list xml:id="list3086948905791269310" text:style-name="L10">
        <text:list-item>
          <text:p text:style-name="P93">All forms of attack have an attack type: no type, melee attack, ranged attack, magical attack</text:p>
        </text:list-item>
        <text:list-item>
          <text:p text:style-name="P93">All forms of damage have a damage type: no type, physical, magical</text:p>
        </text:list-item>
        <text:list-item>
          <text:p text:style-name="P93">Physical Damage: Damage caused by most melee attacks, and also some ranged attacks (bows, guns etc)</text:p>
        </text:list-item>
        <text:list-item>
          <text:p text:style-name="P93">Magic Damage: Damage caused by non physical attacks. Mostly comes from spells. </text:p>
        </text:list-item>
        <text:list-item>
          <text:p text:style-name="P93">Damage types and attack types are relevant to certain abilities: e.g. </text:p>
          <text:list>
            <text:list-item>
              <text:p text:style-name="P93">'Spikey Carapace' passive will only return 3 damage back to the attacker if the attack was a melee attack.</text:p>
            </text:list-item>
            <text:list-item>
              <text:p text:style-name="P93">Some characters will be immune or vulnerable to certain attack types or damage types.</text:p>
            </text:list-item>
          </text:list>
          <text:p text:style-name="P93"/>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41331809" text:continue-list="list41315343" text:style-name="RTF_5f_Num_20_2">
        <text:list-item>
          <text:p text:style-name="P80">Abilities</text:p>
        </text:list-item>
        <text:list-item>
          <text:p text:style-name="P160">Charge: Move towards a target enemy within 3 tiles. At the end of the movement, perform a melee attack against them</text:p>
        </text:list-item>
        <text:list-item>
          <text:p text:style-name="P160">Taunt: Force all enemies within 3 tiles to move towards you and attack you on their next turn.</text:p>
        </text:list-item>
        <text:list-item>
          <text:p text:style-name="P160"><text:soft-page-break/>Shield Wall: Give yourself or an ally Stalwart for 1 turn.</text:p>
        </text:list-item>
        <text:list-item>
          <text:p text:style-name="P160">Leap Strike: Leap towards a target tile within 3 tiles. Deal low damage to all enemies within melee range at the end of the movement and knock them down.</text:p>
        </text:list-item>
        <text:list-item>
          <text:p text:style-name="P160">Overpower: Deal low damage and stun a target for 1 turn.</text:p>
        </text:list-item>
        <text:list-item>
          <text:p text:style-name="P160">Inspire: Give a target friendly character <text:s/>a low strength bonus for this combat.</text:p>
        </text:list-item>
        <text:list-item>
          <text:p text:style-name="P160">Rising Strike: Deal low damage to a target within melee. Increase the damage of subsequent rising strike attacks by 1 this combat.</text:p>
        </text:list-item>
        <text:list-item>
          <text:p text:style-name="P160">Bloodlust: Lose 3hp, gain 1 AP.</text:p>
        </text:list-item>
      </text:list>
      <text:p text:style-name="P9">Mage</text:p>
      <text:list xml:id="list41321338" text:continue-numbering="true" text:style-name="RTF_5f_Num_20_2">
        <text:list-item>
          <text:p text:style-name="P80">Abilities</text:p>
        </text:list-item>
        <text:list-item>
          <text:p text:style-name="P160">Meteor: Deal medium magical damage to all enemies in a 3x3 area.</text:p>
        </text:list-item>
        <text:list-item>
          <text:p text:style-name="P160">Fireball: Deal low magical <text:s/>damage to a target and apply 1 burning.</text:p>
        </text:list-item>
        <text:list-item>
          <text:p text:style-name="P160">Phase Shift: Swap positions with a target character</text:p>
        </text:list-item>
        <text:list-item>
          <text:p text:style-name="P160">Telekinesis: Target an ally or enemy, and teleport it to any position within 3 tiles</text:p>
        </text:list-item>
        <text:list-item>
          <text:p text:style-name="P160">Frostbolt: Deal low magical damage to an enemy and apply 1 pinned.</text:p>
        </text:list-item>
        <text:list-item>
          <text:p text:style-name="P160">Fire Atunement: Target a friendly character. For one turn, any damage it deals from abilities and attacks is considered magical damage.</text:p>
        </text:list-item>
        <text:list-item>
          <text:p text:style-name="P160">Blizzard: Summon a blizzard in a 3x3 area for 1. Characters who move through the area take low damage and are stunned.</text:p>
        </text:list-item>
        <text:list-item>
          <text:p text:style-name="P160">Black Hole: Summon a black hole at a target tile. All enemies within 3 tiles are immediately pulled towards it</text:p>
        </text:list-item>
      </text:list>
      <text:p text:style-name="P9">Ranger:</text:p>
      <text:list xml:id="list41315282" text:continue-numbering="true" text:style-name="RTF_5f_Num_20_2">
        <text:list-item>
          <text:p text:style-name="P80">Abilities</text:p>
        </text:list-item>
        <text:list-item>
          <text:p text:style-name="P160">Achillies Shot: Deal 1 damage to an enemy and apply 1 ‘Pinned’ (Pinned characters cannot move during there next turn).</text:p>
        </text:list-item>
        <text:list-item>
          <text:p text:style-name="P160">Overwatch: If an enemy moves within 5 tiles of this character, shoot at it for low damage</text:p>
        </text:list-item>
        <text:list-item>
          <text:p text:style-name="P160">Snipe: Deal 1 damage to an enemy. Infinite range</text:p>
        </text:list-item>
        <text:list-item>
          <text:p text:style-name="P160">Poison Arrow: Deal 1 damage. Apply 1 poison</text:p>
        </text:list-item>
        <text:list-item>
          <text:p text:style-name="P160">Impaling Bolt: Deal medium damage and knock the target backwards 3 tiles. If it collides with an enemy or an obstacle, it is stunned.</text:p>
        </text:list-item>
        <text:list-item>
          <text:p text:style-name="P160">Forest Medicine: Remove poison and bleeding from target character.</text:p>
        </text:list-item>
        <text:list-item>
          <text:p text:style-name="P160"><text:soft-page-break/>Rapid Fire: Spend all your AP. For each point spent, deal low damage to a target.</text:p>
        </text:list-item>
        <text:list-item>
          <text:p text:style-name="P160">Adrenaline: Gain 2 extra AP.</text:p>
        </text:list-item>
      </text:list>
      <text:p text:style-name="P9">Priest</text:p>
      <text:list xml:id="list41327567" text:continue-numbering="true" text:style-name="RTF_5f_Num_20_2">
        <text:list-item>
          <text:p text:style-name="P80">Abilities</text:p>
        </text:list-item>
        <text:list-item>
          <text:p text:style-name="P160">Envigorate: Give a target friendly character 2 AP.</text:p>
        </text:list-item>
        <text:list-item>
          <text:p text:style-name="P160">Lullaby: Put a target enemy to sleep for 2 turns.</text:p>
        </text:list-item>
        <text:list-item>
          <text:p text:style-name="P160">Fortify: Give a friendly target +5 block and stun immunity for 1 turn. Removes stunned.</text:p>
        </text:list-item>
        <text:list-item>
          <text:p text:style-name="P160">Chaos Bolt: Deal low damage and stun a target.</text:p>
        </text:list-item>
        <text:list-item>
          <text:p text:style-name="P160">Fear: Target character is unable to use abilties next turn.</text:p>
        </text:list-item>
        <text:list-item>
          <text:p text:style-name="P160">Haunting Barrier: Target friendly character gains low block. If an enemy attacks the friendly character, it is knocked down.</text:p>
        </text:list-item>
        <text:list-item>
          <text:p text:style-name="P160">Curse: Target enemy loses 2 strength and wisdom.</text:p>
        </text:list-item>
        <text:list-item>
          <text:p text:style-name="P160">Chilling Scream: All enemies within 5 tiles gain 2 less AP on their next turn.</text:p>
        </text:list-item>
        <text:list-item>
          <text:p text:style-name="P160">Nightmare: Deal low damage to a target. Does not remove sleeping.</text:p>
        </text:list-item>
        <text:list-item>
          <text:p text:style-name="P156">Engineer</text:p>
        </text:list-item>
        <text:list-item>
          <text:p text:style-name="P80">Abilities</text:p>
        </text:list-item>
        <text:list-item>
          <text:p text:style-name="P160">Flashbang Grenade. Stun all enemies in a 3x3 area.</text:p>
        </text:list-item>
        <text:list-item>
          <text:p text:style-name="P160">Shotgun blast: Deal low damage. If the target is within 2 tiles, deal high damage.</text:p>
        </text:list-item>
        <text:list-item>
          <text:p text:style-name="P160">Landmine: Place a landmine on a target square. If an enemy moves on or within 1 tile of the mine, the mine explodes deal medium damage in a 5x5 area.</text:p>
        </text:list-item>
        <text:list-item>
          <text:p text:style-name="P160">Mechanical Decoy: Place a mechanical decoy on a target square with low hp. The decoy cannot attack, but will lure enemies into attacking it.</text:p>
        </text:list-item>
        <text:list-item>
          <text:p text:style-name="P156">Rogue</text:p>
        </text:list-item>
        <text:list-item>
          <text:p text:style-name="P80">Abilities</text:p>
        </text:list-item>
        <text:list-item>
          <text:p text:style-name="P160">Poisonous (passive): This characters melee attakcs that reduce HP apply 1 poison.</text:p>
        </text:list-item>
        <text:list-item>
          <text:p text:style-name="P160">Poison Bomb: Apply 3 poison to ALL characters in a 3x3 area.</text:p>
        </text:list-item>
        <text:list-item>
          <text:p text:style-name="P160">Smoke bomb: Stun all characters within your melee range, Gain 1 barrier.</text:p>
        </text:list-item>
        <text:list-item>
          <text:p text:style-name="P160">Twin Strike: Deal low damage twice.</text:p>
        </text:list-item>
        <text:list-item>
          <text:p text:style-name="P160">Preparation: Your next ability costs 0 AP.</text:p>
        </text:list-item>
        <text:list-item>
          <text:p text:style-name="P160"><text:soft-page-break/>Kick to the Balls: Deal low damage and stun a character in melee.</text:p>
        </text:list-item>
        <text:list-item>
          <text:p text:style-name="P160">Chemical Reaction: Double a target characters current poison.</text:p>
        </text:list-item>
        <text:list-item>
          <text:p text:style-name="P160">Slice and Dice: Spend all your AP. Deal low damage to a target for each point spent.</text:p>
        </text:list-item>
        <text:list-item>
          <text:p text:style-name="P160">Stab and Run: Deal low damage to a enemy within your melee range. Your next move action costs 0 AP.</text:p>
        </text:list-item>
        <text:list-item>
          <text:p text:style-name="P160">Footwork: Gain 5 block. </text:p>
        </text:list-item>
      </text:list>
      <text:p text:style-name="P11">Basic Enemies</text:p>
      <text:p text:style-name="P10">Skeleton Necromancer:</text:p>
      <text:list xml:id="list41319164" text:continue-numbering="true" text:style-name="RTF_5f_Num_20_2">
        <text:list-item>
          <text:p text:style-name="P81">Stats: high HP, medium mobility, low damage</text:p>
        </text:list-item>
        <text:list-item>
          <text:p text:style-name="P81">Ai Logic: Summon skeletons as priority. Buff skeletons 2<text:span text:style-name="T5">nd</text:span> priority. Chaos bolt if any AP left over</text:p>
        </text:list-item>
        <text:list-item>
          <text:p text:style-name="P81">Abilities:</text:p>
        </text:list-item>
        <text:list-item>
          <text:p text:style-name="P161">Summon Skeletons: Summons 2 weak skeleton warriors every 2 turns. towards the nearest enemy and melee attack it.</text:p>
        </text:list-item>
        <text:list-item>
          <text:p text:style-name="P161">Chaos Bolt: Deal low damage to an enemy and knock them down</text:p>
        </text:list-item>
        <text:list-item>
          <text:p text:style-name="P161">Inspire</text:p>
        </text:list-item>
      </text:list>
      <text:p text:style-name="P10">Skeleton Peasant:</text:p>
      <text:list xml:id="list41341317" text:continue-numbering="true" text:style-name="RTF_5f_Num_20_2">
        <text:list-item>
          <text:p text:style-name="P81">Stats: low hp, low damage, low mobility, simple melee attacker</text:p>
        </text:list-item>
        <text:list-item>
          <text:p text:style-name="P81">Abilities</text:p>
        </text:list-item>
        <text:list-item>
          <text:p text:style-name="P161">Strike</text:p>
        </text:list-item>
        <text:list-item>
          <text:p text:style-name="P155">Orcish Catapult</text:p>
        </text:list-item>
        <text:list-item>
          <text:p text:style-name="P81">Ai logic: Never moves. Will always just lob rocks at enemies. If an enemy has an ally within 3, it will target that character. Otherwise, it will target the character with the lowest current health.</text:p>
        </text:list-item>
        <text:list-item>
          <text:p text:style-name="P81">Abilities</text:p>
        </text:list-item>
        <text:list-item>
          <text:p text:style-name="P161">Lob Rock: Unlimited range. Deal 5 damage to all enemies in a 3x3 area.</text:p>
        </text:list-item>
      </text:list>
      <text:p text:style-name="P10">Skeleton Barbarian:</text:p>
      <text:list xml:id="list41315704" text:continue-numbering="true" text:style-name="RTF_5f_Num_20_2">
        <text:list-item>
          <text:p text:style-name="P81">Stats: Medium hp, medium mobility, low damage (initially)</text:p>
        </text:list-item>
        <text:list-item>
          <text:p text:style-name="P81">Ai Logic: If no enemies are within melee range or charge range, move towards the closest enemy. If enemy is within charge range, charge at them. If more than 1 ally is within melee range, whirlwind.</text:p>
        </text:list-item>
        <text:list-item>
          <text:p text:style-name="P81">Abilities</text:p>
        </text:list-item>
        <text:list-item>
          <text:p text:style-name="P161">Strike</text:p>
        </text:list-item>
        <text:list-item>
          <text:p text:style-name="P161"><text:soft-page-break/>Whirlwind: Strike all targets within your melee range</text:p>
        </text:list-item>
        <text:list-item>
          <text:p text:style-name="P161">Charge</text:p>
        </text:list-item>
        <text:list-item>
          <text:p text:style-name="P81">Passive Abilities:</text:p>
        </text:list-item>
        <text:list-item>
          <text:p text:style-name="P161">Enrage: </text:p>
        </text:list-item>
      </text:list>
      <text:p text:style-name="P10">Skeleton Archer:</text:p>
      <text:list xml:id="list6701867761771455692" text:style-name="L11">
        <text:list-item>
          <text:p text:style-name="P147">Stats: Medium hp, medium mobility, low damage</text:p>
        </text:list-item>
        <text:list-item>
          <text:p text:style-name="P147">Ai Logic: If no enemies are within shoot/achilles shot range, move towards closest enemy. If closest is achilies shot is off cooldown, use that, else just shoot. If this is in melee range of an enemy, move directly away, then shoot.</text:p>
        </text:list-item>
        <text:list-item>
          <text:p text:style-name="P147">Abilities:</text:p>
          <text:list>
            <text:list-item>
              <text:p text:style-name="P147">Shoot: Deal low physical damage to a target. Medium range.</text:p>
            </text:list-item>
            <text:list-item>
              <text:p text:style-name="P147">Achilles Shot.</text:p>
            </text:list-item>
          </text:list>
        </text:list-item>
      </text:list>
      <text:p text:style-name="P10">Orcish Warleader:</text:p>
      <text:list xml:id="list6055178158871271802" text:style-name="L12">
        <text:list-item>
          <text:p text:style-name="P148">Stats: High hp, medium mobility, medium damage</text:p>
        </text:list-item>
        <text:list-item>
          <text:p text:style-name="P148">Abilities: </text:p>
          <text:list>
            <text:list-item>
              <text:p text:style-name="P148">Embolden</text:p>
            </text:list-item>
            <text:list-item>
              <text:p text:style-name="P148"/>
            </text:list-item>
          </text:list>
        </text:list-item>
        <text:list-item>
          <text:p text:style-name="P148">Ai Logic:</text:p>
        </text:list-item>
      </text:list>
      <text:p text:style-name="P10">Stone Golem</text:p>
      <text:list xml:id="list41322469" text:continue-list="list41315704" text:style-name="RTF_5f_Num_20_2">
        <text:list-item>
          <text:p text:style-name="P81">Ai Logic</text:p>
        </text:list-item>
        <text:list-item>
          <text:p text:style-name="P161">Begins combat asleep with Envigorating Slumber. Once awoken, it will always move towards and attack the nearest enemy.</text:p>
        </text:list-item>
        <text:list-item>
          <text:p text:style-name="P81">Abilities</text:p>
        </text:list-item>
        <text:list-item>
          <text:p text:style-name="P161">Envigorating Slumber (passive)</text:p>
        </text:list-item>
        <text:list-item>
          <text:p text:style-name="P161">Strike</text:p>
        </text:list-item>
        <text:list-item>
          <text:p text:style-name="P155">Banshee Ghost</text:p>
        </text:list-item>
        <text:list-item>
          <text:p text:style-name="P81">Stats: low damage, low health, high mobility</text:p>
        </text:list-item>
        <text:list-item>
          <text:p text:style-name="P81">Ai Logic</text:p>
        </text:list-item>
        <text:list-item>
          <text:p text:style-name="P81">Abilities</text:p>
        </text:list-item>
        <text:list-item>
          <text:p text:style-name="P161"><text:soft-page-break/>Physical Immunity</text:p>
        </text:list-item>
        <text:list-item>
          <text:p text:style-name="P161">Strike</text:p>
        </text:list-item>
        <text:list-item>
          <text:p text:style-name="P161">Teleport</text:p>
        </text:list-item>
        <text:list-item>
          <text:p text:style-name="P161">Chilling Scream</text:p>
        </text:list-item>
        <text:list-item>
          <text:p text:style-name="P155">Skeleton Warrior</text:p>
        </text:list-item>
        <text:list-item>
          <text:p text:style-name="P81">Stats: low damage, low health, high mobility</text:p>
        </text:list-item>
        <text:list-item>
          <text:p text:style-name="P81">Ai Logic</text:p>
        </text:list-item>
        <text:list-item>
          <text:p text:style-name="P81">Abilities</text:p>
        </text:list-item>
        <text:list-item>
          <text:p text:style-name="P161">Catious (passive)</text:p>
        </text:list-item>
        <text:list-item>
          <text:p text:style-name="P161">Strike</text:p>
        </text:list-item>
        <text:list-item>
          <text:p text:style-name="P161">Guard.</text:p>
        </text:list-item>
        <text:list-item>
          <text:p text:style-name="P155">Skeleton Assassin</text:p>
        </text:list-item>
        <text:list-item>
          <text:p text:style-name="P81">Stats: low damage, low health, high mobility</text:p>
        </text:list-item>
        <text:list-item>
          <text:p text:style-name="P81">Ai Logic: priotizies attacking mage/priest/support characters, and vulnerable characters.</text:p>
        </text:list-item>
        <text:list-item>
          <text:p text:style-name="P81">Abilities</text:p>
        </text:list-item>
        <text:list-item>
          <text:p text:style-name="P161">Shadow Sprint: Teleport to a target character. If its an enemy, deal low damage to them.</text:p>
        </text:list-item>
        <text:list-item>
          <text:p text:style-name="P161">Strike</text:p>
        </text:list-item>
        <text:list-item>
          <text:p text:style-name="P161">Guard.</text:p>
        </text:list-item>
        <text:list-item>
          <text:p text:style-name="P155">Poison Guy</text:p>
        </text:list-item>
        <text:list-item>
          <text:p text:style-name="P81">Stats: low damage, low health, high mobility</text:p>
        </text:list-item>
        <text:list-item>
          <text:p text:style-name="P81">Ai Logic</text:p>
        </text:list-item>
        <text:list-item>
          <text:p text:style-name="P81">Abilities</text:p>
        </text:list-item>
        <text:list-item>
          <text:p text:style-name="P161">Catious (passive)</text:p>
        </text:list-item>
        <text:list-item>
          <text:p text:style-name="P161">Strike</text:p>
        </text:list-item>
        <text:list-item>
          <text:p text:style-name="P161">Guard</text:p>
        </text:list-item>
      </text:list>
      <text:p text:style-name="P29"/>
      <text:p text:style-name="P26">Elite enemies</text:p>
      <text:list xml:id="list41338629" text:continue-numbering="true" text:style-name="RTF_5f_Num_20_2">
        <text:list-item>
          <text:p text:style-name="P155">Skeleton King</text:p>
        </text:list-item>
        <text:list-item>
          <text:p text:style-name="P81"><text:soft-page-break/>Stats: high damage, high health, high mobility</text:p>
        </text:list-item>
        <text:list-item>
          <text:p text:style-name="P81">Ai Logic</text:p>
        </text:list-item>
        <text:list-item>
          <text:p text:style-name="P81">Abilities</text:p>
        </text:list-item>
        <text:list-item>
          <text:p text:style-name="P161">Growing 5 (passive)</text:p>
        </text:list-item>
        <text:list-item>
          <text:p text:style-name="P161">Charge</text:p>
        </text:list-item>
        <text:list-item>
          <text:p text:style-name="P162">Overpower</text:p>
        </text:list-item>
      </text:list>
      <text:p text:style-name="P24"/>
      <text:p text:style-name="P26"/>
      <text:p text:style-name="P26"/>
      <text:p text:style-name="P26"/>
      <text:p text:style-name="P26">Encounters</text:p>
      <text:p text:style-name="P27">Shop</text:p>
      <text:list xml:id="list41325300" text:continue-list="list6701867761771455692" text:style-name="L11">
        <text:list-item>
          <text:p text:style-name="P147">Weapons/Items</text:p>
          <text:list>
            <text:list-item>
              <text:p text:style-name="P147">4 common items, 2 rare items and 2 epic item</text:p>
            </text:list-item>
          </text:list>
        </text:list-item>
      </text:list>
      <text:list xml:id="list2053169430883188136" text:style-name="L13">
        <text:list-item>
          <text:p text:style-name="P149">Artifacts</text:p>
          <text:list>
            <text:list-item>
              <text:p text:style-name="P149">1 common, 1 uncommon, 1 rare</text:p>
            </text:list-item>
          </text:list>
        </text:list-item>
      </text:list>
      <text:list xml:id="list375350087016702780" text:style-name="L14">
        <text:list-item>
          <text:p text:style-name="P150">Resurect Character</text:p>
          <text:list>
            <text:list-item>
              <text:p text:style-name="P150">100g starting fee, increases each time</text:p>
            </text:list-item>
          </text:list>
        </text:list-item>
        <text:list-item>
          <text:p text:style-name="P150">Services</text:p>
          <text:list>
            <text:list-item>
              <text:p text:style-name="P150">Remove affliction</text:p>
            </text:list-item>
            <text:list-item>
              <text:p text:style-name="P150">Remove item from inventory</text:p>
            </text:list-item>
          </text:list>
        </text:list-item>
      </text:list>
      <text:p text:style-name="P10">Rest Site</text:p>
      <text:list xml:id="list6906418485000953386" text:style-name="L15">
        <text:list-item>
          <text:p text:style-name="P151">Option 1: Rest in Shifts</text:p>
          <text:list>
            <text:list-item>
              <text:p text:style-name="P151">Heal all characters 30% of their total health</text:p>
            </text:list-item>
          </text:list>
        </text:list-item>
        <text:list-item>
          <text:p text:style-name="P151">Option 1: Guarded Snooze</text:p>
          <text:list>
            <text:list-item>
              <text:p text:style-name="P151">Choose a character to heal to 100% hp</text:p>
            </text:list-item>
          </text:list>
        </text:list-item>
      </text:list>
      <text:list xml:id="list1015914176342631694" text:style-name="L16">
        <text:list-item>
          <text:p text:style-name="P152">Option 2: Level up a character</text:p>
          <text:list>
            <text:list-item>
              <text:p text:style-name="P152">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959258319706528998" text:style-name="L17">
        <text:list-item>
          <text:p text:style-name="P94">Strike</text:p>
        </text:list-item>
        <text:list-item>
          <text:p text:style-name="P94">Shield Wall: Give yourself or an ally 1 'Barrier'</text:p>
        </text:list-item>
        <text:list-item>
          <text:p text:style-name="P94">Charge: Charge towards a target enemy within 5 tiles. At the end of the movement, the target takes low damage and is knocked down.</text:p>
        </text:list-item>
        <text:list-item>
          <text:p text:style-name="P94">Inspire: Give yourself or a target friendly character +2 strength.</text:p>
        </text:list-item>
      </text:list>
      <text:p text:style-name="P15">Mage:</text:p>
      <text:list xml:id="list2961182088188492633" text:style-name="L18">
        <text:list-item>
          <text:p text:style-name="P95">Telekinesis: Target any character, and teleport it up to 3 tiles in any direction.</text:p>
        </text:list-item>
        <text:list-item>
          <text:p text:style-name="P157">Fireball: Deal low damage to a target and apply 1 burning.</text:p>
        </text:list-item>
        <text:list-item>
          <text:p text:style-name="P157"><text:soft-page-break/>Meteor: Deal medium damage to all characters in a 3x3 area.</text:p>
        </text:list-item>
        <text:list-item>
          <text:p text:style-name="P157">Frostbolt: Deal low damage and apply 1 pinned.</text:p>
        </text:list-item>
      </text:list>
      <text:p text:style-name="P18">Ranger:</text:p>
      <text:list xml:id="list7390360390150472754" text:style-name="L19">
        <text:list-item>
          <text:p text:style-name="P158">Shoot: Deal low damage to a target enemy.</text:p>
        </text:list-item>
        <text:list-item>
          <text:p text:style-name="P158">Impaling bolt: Deal low damage to an enemy and knock them back 3 tiles. If they collide with an enemy or obstacle, they take low damage again and are stunned.</text:p>
        </text:list-item>
        <text:list-item>
          <text:p text:style-name="P158">Forest Medicine: Target friendly character gains 5 block. Removes bleeding and poison.</text:p>
        </text:list-item>
        <text:list-item>
          <text:p text:style-name="P158">Rapid Fire</text:p>
        </text:list-item>
      </text:list>
      <text:p text:style-name="P18">Priest:</text:p>
      <text:list xml:id="list7564139822588596731" text:style-name="L20">
        <text:list-item>
          <text:p text:style-name="P159">Nightmare: Apply 2 sleeping to a target enemy.</text:p>
        </text:list-item>
        <text:list-item>
          <text:p text:style-name="P159">Envigorate: Target friendly character gains 2 AP. Removes stunned</text:p>
        </text:list-item>
        <text:list-item>
          <text:p text:style-name="P159">Void bomb. Deal medium damage and stun a target.</text:p>
        </text:list-item>
        <text:list-item>
          <text:p text:style-name="P159">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3144800192101893713" text:style-name="L21">
        <text:list-item>
          <text:p text:style-name="P34">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2315936076251311050" text:style-name="L22">
        <text:list-item>
          <text:p text:style-name="P35">Jesus (priest)</text:p>
        </text:list-item>
        <text:list-item>
          <text:p text:style-name="P35">Buddha</text:p>
        </text:list-item>
        <text:list-item>
          <text:p text:style-name="P35">Thor (warrior)</text:p>
        </text:list-item>
        <text:list-item>
          <text:p text:style-name="P35">Loki</text:p>
        </text:list-item>
        <text:list-item>
          <text:p text:style-name="P35">Kali (rogue)</text:p>
        </text:list-item>
        <text:list-item>
          <text:p text:style-name="P35">Zeus</text:p>
        </text:list-item>
        <text:list-item>
          <text:p text:style-name="P35">Rah</text:p>
        </text:list-item>
        <text:list-item>
          <text:p text:style-name="P35">Odin</text:p>
        </text:list-item>
        <text:list-item>
          <text:p text:style-name="P35">Hercules</text:p>
        </text:list-item>
        <text:list-item>
          <text:p text:style-name="P35"><text:soft-page-break/>Mohammed</text:p>
        </text:list-item>
        <text:list-item>
          <text:p text:style-name="P35">Poseidon</text:p>
        </text:list-item>
        <text:list-item>
          <text:p text:style-name="P35">Artemis (ranger)</text:p>
        </text:list-item>
      </text:list>
      <text:p text:style-name="P1"/>
      <text:p text:style-name="P3">Evil Characters</text:p>
      <text:list xml:id="list8328644926382984065" text:style-name="L23">
        <text:list-item>
          <text:p text:style-name="P36">Hades</text:p>
        </text:list-item>
        <text:list-item>
          <text:p text:style-name="P36">Lucifer/Satan</text:p>
        </text:list-item>
        <text:list-item>
          <text:p text:style-name="P36">Lillith</text:p>
        </text:list-item>
        <text:list-item>
          <text:p text:style-name="P36">Anubis</text:p>
        </text:list-item>
        <text:list-item>
          <text:p text:style-name="P36">Osiris</text:p>
        </text:list-item>
        <text:list-item>
          <text:p text:style-name="P36">Kali</text:p>
        </text:list-item>
        <text:list-item>
          <text:p text:style-name="P36">Loki</text:p>
        </text:list-item>
        <text:list-item>
          <text:p text:style-name="P36">Fenrir</text:p>
        </text:list-item>
        <text:list-item>
          <text:p text:style-name="P36">Medusa</text:p>
        </text:list-item>
        <text:list-item>
          <text:p text:style-name="P36">Set</text:p>
        </text:list-item>
      </text:list>
      <text:p text:style-name="P1"/>
      <text:p text:style-name="P2"/>
      <text:p text:style-name="P2">Jesus</text:p>
      <text:p text:style-name="P2"/>
      <text:p text:style-name="P1">Description</text:p>
      <text:p text:style-name="P1"/>
      <text:list xml:id="list5055659643687857944" text:style-name="L24">
        <text:list-item>
          <text:p text:style-name="P37">Supports and protects allies</text:p>
        </text:list-item>
        <text:list-item>
          <text:p text:style-name="P37">Average melee fighter</text:p>
        </text:list-item>
        <text:list-item>
          <text:p text:style-name="P37">Average board control</text:p>
        </text:list-item>
        <text:list-item>
          <text:p text:style-name="P37">Strong personal defence</text:p>
        </text:list-item>
        <text:list-item>
          <text:p text:style-name="P37">Wide array of defensive buffs for allies</text:p>
        </text:list-item>
      </text:list>
      <text:p text:style-name="P1"/>
      <text:p text:style-name="P1">Abilities</text:p>
      <text:list xml:id="list1487749941841776407" text:style-name="L25">
        <text:list-item>
          <text:p text:style-name="P38">Pacify: Put a target to sleep for 2 turns</text:p>
        </text:list-item>
        <text:list-item>
          <text:p text:style-name="P38">Holy Light: armor/damage spell</text:p>
        </text:list-item>
        <text:list-item>
          <text:p text:style-name="P38">Power of Christ: envigorate</text:p>
        </text:list-item>
        <text:list-item>
          <text:p text:style-name="P38">Smite: Deal medium magic damage and stun</text:p>
        </text:list-item>
      </text:list>
      <text:p text:style-name="P1"/>
      <text:p text:style-name="P2">Thor</text:p>
      <text:p text:style-name="P2"/>
      <text:p text:style-name="P1">Description</text:p>
      <text:p text:style-name="P1"/>
      <text:list xml:id="list41334278" text:continue-list="list5055659643687857944" text:style-name="L24">
        <text:list-item>
          <text:p text:style-name="P37">Hybrid melee/spell caster</text:p>
        </text:list-item>
        <text:list-item>
          <text:p text:style-name="P37">Strong melee fighter and ranged damage dealer</text:p>
        </text:list-item>
        <text:list-item>
          <text:p text:style-name="P37">low support skills and buffs</text:p>
        </text:list-item>
        <text:list-item>
          <text:p text:style-name="P37">Lots of single target debuffs/stuns</text:p>
        </text:list-item>
        <text:list-item>
          <text:p text:style-name="P37">Average Aoe damage</text:p>
        </text:list-item>
      </text:list>
      <text:p text:style-name="P1"/>
      <text:p text:style-name="P1">Abilities</text:p>
      <text:list xml:id="list8640019721361509069" text:style-name="L26">
        <text:list-item>
          <text:p text:style-name="P39">Mjolnir Cleave</text:p>
          <text:list>
            <text:list-item>
              <text:p text:style-name="P39">Whirlwind</text:p>
            </text:list-item>
          </text:list>
        </text:list-item>
      </text:list>
      <text:list xml:id="list8361066725877975757" text:style-name="L27">
        <text:list-item>
          <text:p text:style-name="P40">Chain Lightning</text:p>
          <text:list>
            <text:list-item>
              <text:p text:style-name="P40">Deal low magical damage to an enemy. Jumps to a random enemy within 2 tiles up to 3 <text:soft-page-break/>times</text:p>
            </text:list-item>
          </text:list>
        </text:list-item>
      </text:list>
      <text:list xml:id="list4369647405252978408" text:style-name="L28">
        <text:list-item>
          <text:p text:style-name="P41">Charge</text:p>
        </text:list-item>
        <text:list-item>
          <text:p text:style-name="P41">Inspire</text:p>
        </text:list-item>
        <text:list-item>
          <text:p text:style-name="P41">Guard</text:p>
        </text:list-item>
      </text:list>
      <text:p text:style-name="P1"/>
      <text:p text:style-name="P2">Buddha</text:p>
      <text:p text:style-name="P2"/>
      <text:p text:style-name="P1">Description</text:p>
      <text:p text:style-name="P1"/>
      <text:list xml:id="list41324638" text:continue-list="list41334278" text:style-name="L24">
        <text:list-item>
          <text:p text:style-name="P37">Spell Caster</text:p>
        </text:list-item>
        <text:list-item>
          <text:p text:style-name="P37">Strong ranged and spell damage</text:p>
        </text:list-item>
        <text:list-item>
          <text:p text:style-name="P37">Strong board control</text:p>
        </text:list-item>
        <text:list-item>
          <text:p text:style-name="P37">Lots of single target debuffs/stuns</text:p>
        </text:list-item>
        <text:list-item>
          <text:p text:style-name="P82">Average Aoe damage</text:p>
        </text:list-item>
      </text:list>
      <text:p text:style-name="P28">Abilities</text:p>
      <text:list xml:id="list5935278287962309328" text:style-name="L29">
        <text:list-item>
          <text:p text:style-name="P163">Chi Beam : Fireball</text:p>
        </text:list-item>
        <text:list-item>
          <text:p text:style-name="P163">Telekinesis</text:p>
        </text:list-item>
        <text:list-item>
          <text:p text:style-name="P163">Chi Bomb: Meteor</text:p>
        </text:list-item>
        <text:list-item>
          <text:p text:style-name="P163">Pacify</text:p>
        </text:list-item>
      </text:list>
      <text:p text:style-name="P1"/>
      <text:p text:style-name="P30">Ideas on how to fix the combat System</text:p>
      <text:p text:style-name="P31"/>
      <text:p text:style-name="P1">Problems with current combat</text:p>
      <text:p text:style-name="P1"/>
      <text:list xml:id="list41316155" text:continue-list="list41324638" text:style-name="L24">
        <text:list-item>
          <text:p text:style-name="P37">Too slow</text:p>
        </text:list-item>
        <text:list-item>
          <text:p text:style-name="P42">Abilities dont feel tactically interesting</text:p>
        </text:list-item>
        <text:list-item>
          <text:p text:style-name="P42">tile/board movement doesn't feel relevant/interesting to the combat experience</text:p>
        </text:list-item>
        <text:list-item>
          <text:p text:style-name="P42">Enemies aren't dangerous enough</text:p>
        </text:list-item>
      </text:list>
      <text:p text:style-name="P4"/>
      <text:p text:style-name="P4">Possible Solutions</text:p>
      <text:list xml:id="list3753216404701661037" text:style-name="L30">
        <text:list-item>
          <text:p text:style-name="P43">Redo combat system/turn system: Make it like DoS2 turn system</text:p>
        </text:list-item>
        <text:list-item>
          <text:p text:style-name="P43">Implement some tile types and try make the grid more tactically interesting/relevant</text:p>
        </text:list-item>
        <text:list-item>
          <text:p text:style-name="P43">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7750749115439787039" text:style-name="L31">
        <text:list-item>
          <text:p text:style-name="P44">Design Tile types</text:p>
          <text:list>
            <text:list-item>
              <text:p text:style-name="P44">grass (provides stealth on end of turn) DONE</text:p>
            </text:list-item>
            <text:list-item>
              <text:p text:style-name="P44">forest/tree (cant be moved through/blocks LoS)</text:p>
            </text:list-item>
            <text:list-item>
              <text:p text:style-name="P44">deep water(cant be moved through)<text:tab/></text:p>
            </text:list-item>
            <text:list-item>
              <text:p text:style-name="P44">dirt (no modifiers) DONE</text:p>
            </text:list-item>
            <text:list-item>
              <text:p text:style-name="P44">lava(moving on lava deals 5 damage)</text:p>
            </text:list-item>
            <text:list-item>
              <text:p text:style-name="P44">Rocks (provides 5 block on end of turn) DONE</text:p>
            </text:list-item>
          </text:list>
        </text:list-item>
        <text:list-item>
          <text:p text:style-name="P44">Design level objects</text:p>
        </text:list-item>
        <text:list-item>
          <text:p text:style-name="P44"><text:soft-page-break/>implement stealth DONE</text:p>
          <text:list>
            <text:list-item>
              <text:p text:style-name="P44">remove stealth on attack/ability used DONE</text:p>
            </text:list-item>
          </text:list>
        </text:list-item>
        <text:list-item>
          <text:p text:style-name="P44">redo enemy AI logic to consider taking advantage of tile types on objects</text:p>
        </text:list-item>
        <text:list-item>
          <text:p text:style-name="P44">Implement line of sight</text:p>
        </text:list-item>
        <text:list-item>
          <text:p text:style-name="P44">Redo GetTilesInRange logic and pathfinding. DONE</text:p>
        </text:list-item>
        <text:list-item>
          <text:p text:style-name="P44">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1476009924808786123" text:style-name="L32">
        <text:list-item>
          <text:p text:style-name="P45">Charge: Move to a target enemy and apply 1 knockdown (CD 2, range 3, AP2)</text:p>
        </text:list-item>
        <text:list-item>
          <text:p text:style-name="P45">Whirlwind: Deal 5 physical damage to all enemies in <text:s/>melee range(CD 1, range 1, AP2)</text:p>
        </text:list-item>
        <text:list-item>
          <text:p text:style-name="P45">Guard: Give a friendly character 1 barrier (CD 3, range 2, AP2)</text:p>
        </text:list-item>
        <text:list-item>
          <text:p text:style-name="P45">Cautious(passive): At the end of turn, gain 5 block.</text:p>
        </text:list-item>
      </text:list>
      <text:p text:style-name="P4">Mage</text:p>
      <text:list xml:id="list6404455580551897063" text:style-name="L33">
        <text:list-item>
          <text:p text:style-name="P46">Telekinesis (teleport a character anywhere within 2 tiles of its current position)(CD 1, range 3, AP2)</text:p>
        </text:list-item>
        <text:list-item>
          <text:p text:style-name="P46">Frostbolt: Deal 3 magic damage and apply 1 pinned (CD 2, range 3, AP0)</text:p>
        </text:list-item>
        <text:list-item>
          <text:p text:style-name="P46">Fireball: Deal 5 magic damage (CD 0, range 3, AP2)</text:p>
        </text:list-item>
        <text:list-item>
          <text:p text:style-name="P46">Passive (Levitate): Your first move action each turn costs 0 AP.</text:p>
        </text:list-item>
      </text:list>
      <text:p text:style-name="P4"/>
      <text:p text:style-name="P4">Priest</text:p>
      <text:list xml:id="list3485184372191926637" text:style-name="L34">
        <text:list-item>
          <text:p text:style-name="P47">Flash of light(give an ally 3 block, or deal 3 damage to an enemy)(CD 0, range 2, AP2)</text:p>
        </text:list-item>
        <text:list-item>
          <text:p text:style-name="P47">Inspire(give +1 strength) (CD 1, range 2, AP1)</text:p>
        </text:list-item>
        <text:list-item>
          <text:p text:style-name="P47">Envigorate: Give a target friendly character +2AP(CD 1, range 2, AP0)</text:p>
        </text:list-item>
        <text:list-item>
          <text:p text:style-name="P47">Radiant Light(passive): At the start of turn, give a random ally +1 AP, or +1 strength</text:p>
        </text:list-item>
        <text:list-item>
          <text:p text:style-name="P47">Encouraging Presence(passive): On turn end, give all adjacent allies +1 AP.</text:p>
        </text:list-item>
      </text:list>
      <text:p text:style-name="P4"/>
      <text:p text:style-name="P4">Rogue</text:p>
      <text:list xml:id="list730927270196284185" text:style-name="L35">
        <text:list-item>
          <text:p text:style-name="P48">Twin Strike: Deal 4 physical damage twice(CD 1, range 1, AP2)</text:p>
        </text:list-item>
        <text:list-item>
          <text:p text:style-name="P48">Preparation: The next ability you use costs 0 (CD 2, range 0, AP0)</text:p>
        </text:list-item>
        <text:list-item>
          <text:p text:style-name="P48">Dash: Move 3 tiles in any direction (CD 1, range 3, AP2)</text:p>
        </text:list-item>
        <text:list-item>
          <text:p text:style-name="P48">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4077392934029038264" text:style-name="L36">
        <text:list-item>
          <text:p text:style-name="P49">Abilities</text:p>
          <text:list>
            <text:list-item>
              <text:p text:style-name="P49">Heal: Restore 5hp to a friendly target</text:p>
            </text:list-item>
            <text:list-item>
              <text:p text:style-name="P49">Envigorate</text:p>
            </text:list-item>
            <text:list-item>
              <text:p text:style-name="P49">Protector(passive) At the end of turn, give 5 block to adjacent allies</text:p>
            </text:list-item>
          </text:list>
        </text:list-item>
      </text:list>
      <text:list xml:id="list9109786410389897585" text:style-name="L37">
        <text:list-item>
          <text:p text:style-name="P50">Ai Logic</text:p>
          <text:list>
            <text:list-item>
              <text:p text:style-name="P50">Defensive and Evasive. Prioritises supporting allies with heal/invigorate. </text:p>
            </text:list-item>
            <text:list-item>
              <text:p text:style-name="P50"><text:soft-page-break/>Get closest ally (bool includeSelf)</text:p>
            </text:list-item>
            <text:list-item>
              <text:p text:style-name="P50">if invigorate ready, <text:s/>invigorate</text:p>
            </text:list-item>
            <text:list-item>
              <text:p text:style-name="P50">Find the closest wounded ally</text:p>
            </text:list-item>
            <text:list-item>
              <text:p text:style-name="P50">if heal ready and wounded ally in range, heal. </text:p>
            </text:list-item>
            <text:list-item>
              <text:p text:style-name="P50">If closest wounded ally is not in range and move ready, move towards them. </text:p>
            </text:list-item>
            <text:list-item>
              <text:p text:style-name="P50">Check if all allies are at full hp</text:p>
            </text:list-item>
            <text:list-item>
              <text:p text:style-name="P50">GetClosestAlly(dont include self)</text:p>
            </text:list-item>
            <text:list-item>
              <text:p text:style-name="P50">If all allies are at full health, and move ready, move towards ally</text:p>
            </text:list-item>
            <text:list-item>
              <text:p text:style-name="P50">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278136098484825952" text:style-name="L38">
        <text:list-item>
          <text:p text:style-name="P51">Abilities</text:p>
          <text:list>
            <text:list-item>
              <text:p text:style-name="P51">Thorns(passive) 3: </text:p>
            </text:list-item>
            <text:list-item>
              <text:p text:style-name="P51">Barrier</text:p>
            </text:list-item>
            <text:list-item>
              <text:p text:style-name="P51">Inspire</text:p>
            </text:list-item>
          </text:list>
        </text:list-item>
      </text:list>
      <text:list xml:id="list5861674136484502535" text:style-name="L39">
        <text:list-item>
          <text:p text:style-name="P52">Ai logic</text:p>
          <text:list>
            <text:list-item>
              <text:p text:style-name="P52">Defensive, dynamic, intelligent. Prioritises supporting allies with inspire and barrier before attacking. </text:p>
            </text:list-item>
            <text:list-item>
              <text:p text:style-name="P52">If inspire is ready and best inspire target is in range and inspire ready, inspire</text:p>
              <text:list>
                <text:list-item>
                  <text:p text:style-name="P52">prioritise archer&gt;barbarian&gt;warrior&gt;self)</text:p>
                </text:list-item>
              </text:list>
            </text:list-item>
          </text:list>
        </text:list-item>
      </text:list>
      <text:list xml:id="list2632554740756145317" text:style-name="L40">
        <text:list-item>
          <text:p text:style-name="P53">if best inspire target is not in range and move ready, move towards them</text:p>
        </text:list-item>
        <text:list-item>
          <text:p text:style-name="P53">if an ally is not at max hp and in range of barrier and barrier is ready, barrier them</text:p>
        </text:list-item>
        <text:list-item>
          <text:p text:style-name="P53">if an ally is not at max hp and out of range and barrier is ready, move towards them</text:p>
        </text:list-item>
        <text:list-item>
          <text:p text:style-name="P53">if in melee range of closest target and strike ready, strike</text:p>
        </text:list-item>
        <text:list-item>
          <text:p text:style-name="P53">if move ready and not on grass and a grass tile is within movement range, move to grass</text:p>
        </text:list-item>
        <text:list-item>
          <text:p text:style-name="P53">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6793017968032518276" text:style-name="L41">
        <text:list-item>
          <text:p text:style-name="P54">Abilities</text:p>
          <text:list>
            <text:list-item>
              <text:p text:style-name="P54">Charge</text:p>
            </text:list-item>
            <text:list-item>
              <text:p text:style-name="P54">Whirlwind</text:p>
            </text:list-item>
            <text:list-item>
              <text:p text:style-name="P54">Enrage (passive) 1</text:p>
            </text:list-item>
          </text:list>
        </text:list-item>
      </text:list>
      <text:list xml:id="list7120796161201560935" text:style-name="L42">
        <text:list-item>
          <text:p text:style-name="P55">Ai logic</text:p>
          <text:list>
            <text:list-item>
              <text:p text:style-name="P55">aggressive and stupid: always targets the closest enemy with attacks and movement, doesn't consider tile benefits when moving. </text:p>
            </text:list-item>
            <text:list-item>
              <text:p text:style-name="P55">Get closest target. </text:p>
            </text:list-item>
            <text:list-item>
              <text:p text:style-name="P55">If target is in charge range and charge is ready AND we are NOT in melee with target already (don't charge targets already in melee with), charge. </text:p>
            </text:list-item>
            <text:list-item>
              <text:p text:style-name="P55">If target is in melee range and whirlwind ready, whirlwind.</text:p>
            </text:list-item>
            <text:list-item>
              <text:p text:style-name="P55">If target is in melee range and whirlwind + charge not ready, strike. </text:p>
            </text:list-item>
            <text:list-item>
              <text:p text:style-name="P55">If target is not in melee range, move towards target.</text:p>
            </text:list-item>
          </text:list>
        </text:list-item>
      </text:list>
      <text:p text:style-name="P4"/>
      <text:p text:style-name="P4">Skeleton Archer</text:p>
      <text:list xml:id="list5272925504702912937" text:style-name="L43">
        <text:list-item>
          <text:p text:style-name="P56">Abilities</text:p>
          <text:list>
            <text:list-item>
              <text:p text:style-name="P56">Snipe: Deal 3 physical damage, unlimited range</text:p>
            </text:list-item>
            <text:list-item>
              <text:p text:style-name="P56">passive (levitate)</text:p>
            </text:list-item>
            <text:list-item>
              <text:p text:style-name="P56">Impaling Bolt</text:p>
            </text:list-item>
          </text:list>
        </text:list-item>
      </text:list>
      <text:list xml:id="list842283016609092448" text:style-name="L44">
        <text:list-item>
          <text:p text:style-name="P57"><text:soft-page-break/>Ai logic</text:p>
          <text:list>
            <text:list-item>
              <text:p text:style-name="P57">Aggressive and evasive: Tries to avoid melee combat and remain at max snipe range. Dynamic targeting. Will prioritise sniping a target with knockdown. </text:p>
            </text:list-item>
            <text:list-item>
              <text:p text:style-name="P57">Check all defenders. </text:p>
              <text:list>
                <text:list-item>
                  <text:p text:style-name="P57">If a defender is in melee with this and impaling bolt ready, set target and impaling bolt it</text:p>
                </text:list-item>
              </text:list>
            </text:list-item>
            <text:list-item>
              <text:p text:style-name="P57">Check all defenders for knockdown</text:p>
              <text:list>
                <text:list-item>
                  <text:p text:style-name="P57">If an enemy is knocked down, set that enemy as the target</text:p>
                </text:list-item>
              </text:list>
            </text:list-item>
            <text:list-item>
              <text:p text:style-name="P57">if current target is null or target.isKnockedDown = false</text:p>
              <text:list>
                <text:list-item>
                  <text:p text:style-name="P57">Check all defenders, set target as defender with lowest current hp.</text:p>
                </text:list-item>
              </text:list>
            </text:list-item>
            <text:list-item>
              <text:p text:style-name="P57">If snipe is ready, snipe current target.</text:p>
            </text:list-item>
            <text:list-item>
              <text:p text:style-name="P57">If no energy left and hasn't taken a free move yet, and a grass tile is adjacent,move to grass tile. </text:p>
            </text:list-item>
            <text:list-item>
              <text:p text:style-name="P57">If no energy left and hasn't taken a free move yet, and a grass tile is NOT adjacent, move away from closest enemy.</text:p>
            </text:list-item>
          </text:list>
        </text:list-item>
      </text:list>
      <text:p text:style-name="P4"/>
      <text:p text:style-name="P4">Skeleton Assassin</text:p>
      <text:list xml:id="list3200294381610281429" text:style-name="L45">
        <text:list-item>
          <text:p text:style-name="P58">Abilities</text:p>
          <text:list>
            <text:list-item>
              <text:p text:style-name="P58">Poisonous (passive)</text:p>
            </text:list-item>
            <text:list-item>
              <text:p text:style-name="P58">Stealth (passive)</text:p>
            </text:list-item>
            <text:list-item>
              <text:p text:style-name="P58">Twin Strike</text:p>
            </text:list-item>
            <text:list-item>
              <text:p text:style-name="P58">Dash</text:p>
            </text:list-item>
          </text:list>
        </text:list-item>
      </text:list>
      <text:list xml:id="list3582679833456266675" text:style-name="L46">
        <text:list-item>
          <text:p text:style-name="P59">Ai logic</text:p>
          <text:list>
            <text:list-item>
              <text:p text:style-name="P59">Aggressive. Will always prioritise attacking the weakest enemy (lowest current HP). <text:s/></text:p>
              <text:list>
                <text:list-item>
                  <text:p text:style-name="P59">Get weakest target. </text:p>
                </text:list-item>
                <text:list-item>
                  <text:p text:style-name="P59">If enemy is in melee range and twin strike ready, twin strike</text:p>
                </text:list-item>
                <text:list-item>
                  <text:p text:style-name="P59">if enemy is in melee range and strike ready, strike</text:p>
                </text:list-item>
                <text:list-item>
                  <text:p text:style-name="P59">If enemy is not in melee range, and dash ready, dash towards them</text:p>
                </text:list-item>
                <text:list-item>
                  <text:p text:style-name="P59">if enemy is not in melee range and move ready, move towards them. </text:p>
                </text:list-item>
              </text:list>
            </text:list-item>
          </text:list>
        </text:list-item>
      </text:list>
      <text:p text:style-name="P4"/>
      <text:p text:style-name="P4">Skeleton Necromancer (solo)</text:p>
      <text:list xml:id="list334818871795323514" text:style-name="L47">
        <text:list-item>
          <text:p text:style-name="P60">Abilities</text:p>
          <text:list>
            <text:list-item>
              <text:p text:style-name="P60">Summon Zombies x2 OR</text:p>
              <text:list>
                <text:list-item>
                  <text:p text:style-name="P60">Summon 1 zombie every turn</text:p>
                </text:list-item>
              </text:list>
            </text:list-item>
            <text:list-item>
              <text:p text:style-name="P60">Chaos Bolt (medium magic damage + knockdown)</text:p>
            </text:list-item>
            <text:list-item>
              <text:p text:style-name="P60">Hex(target character suffers -2 strength)</text:p>
            </text:list-item>
            <text:list-item>
              <text:p text:style-name="P60">Unhygienic</text:p>
            </text:list-item>
          </text:list>
        </text:list-item>
      </text:list>
      <text:list xml:id="list8327501616108422385" text:style-name="L48">
        <text:list-item>
          <text:p text:style-name="P61">Ai Logic / action priority</text:p>
          <text:list>
            <text:list-item>
              <text:p text:style-name="P61">rarely moves. Will spawn 2 zombies per turn as long as there isn't a defender in range of chaos bolt</text:p>
            </text:list-item>
            <text:list-item>
              <text:p text:style-name="P61">if enemy is in range of chaos bolt, chaos bolt</text:p>
            </text:list-item>
            <text:list-item>
              <text:p text:style-name="P61">if enemy is in range of hex, hex</text:p>
            </text:list-item>
            <text:list-item>
              <text:p text:style-name="P61">if a grass tile is adjacent, move to the grass</text:p>
            </text:list-item>
            <text:list-item>
              <text:p text:style-name="P61">if summon skelly ready, summon skelly</text:p>
            </text:list-item>
          </text:list>
        </text:list-item>
      </text:list>
      <text:p text:style-name="P4"/>
      <text:p text:style-name="P4"/>
      <text:p text:style-name="P4"/>
      <text:p text:style-name="P4">Skeleton Mage (part of skelly gang)</text:p>
      <text:list xml:id="list6966960389144017341" text:style-name="L49">
        <text:list-item>
          <text:p text:style-name="P62">Abilities</text:p>
          <text:list>
            <text:list-item>
              <text:p text:style-name="P62">Fireball</text:p>
            </text:list-item>
            <text:list-item>
              <text:p text:style-name="P62">Frostbolt</text:p>
            </text:list-item>
            <text:list-item>
              <text:p text:style-name="P62">passive: Reflex (whenever this character loses HP, it moves to a random adjacent tile.</text:p>
            </text:list-item>
          </text:list>
        </text:list-item>
      </text:list>
      <text:list xml:id="list1987512251750520594" text:style-name="L50">
        <text:list-item>
          <text:p text:style-name="P63">Ai logic</text:p>
          <text:list>
            <text:list-item>
              <text:p text:style-name="P63">logical targeting. Targets enemies in range by priority: most vulnerable &gt; lowest current hp &gt; <text:soft-page-break/>closest target</text:p>
            </text:list-item>
            <text:list-item>
              <text:p text:style-name="P63">need to write a new method: Get Best Target In Range</text:p>
            </text:list-item>
            <text:list-item>
              <text:p text:style-name="P63">if get best target in range is not null, frost bolt</text:p>
            </text:list-item>
            <text:list-item>
              <text:p text:style-name="P63">if get best target in range is not null, fireball</text:p>
            </text:list-item>
            <text:list-item>
              <text:p text:style-name="P63">if get best target not in range, move towards it</text:p>
            </text:list-item>
          </text:list>
        </text:list-item>
      </text:list>
      <text:p text:style-name="P4"/>
      <text:p text:style-name="P4">Slime Monster</text:p>
      <text:list xml:id="list6360507038225473714" text:style-name="L51">
        <text:list-item>
          <text:p text:style-name="P64">Abilities</text:p>
          <text:list>
            <text:list-item>
              <text:p text:style-name="P64">Cell Division(passive): Whenever this character loses HP, it creates a slime monster on a random adjacent square OR</text:p>
            </text:list-item>
            <text:list-item>
              <text:p text:style-name="P64">Cell Division(passive): On turn start, if this character has less then 50% health, it splits into two copies of itself</text:p>
            </text:list-item>
            <text:list-item>
              <text:p text:style-name="P64">Vomit: Apply 2 poison to all enemies in a 3x3 area. </text:p>
            </text:list-item>
            <text:list-item>
              <text:p text:style-name="P64">Corruption: Target enemy suffers -1 strength</text:p>
            </text:list-item>
          </text:list>
        </text:list-item>
      </text:list>
      <text:p text:style-name="P4">Green Slime</text:p>
      <text:list xml:id="list6365803902714406847" text:style-name="L52">
        <text:list-item>
          <text:p text:style-name="P65">Abilities</text:p>
          <text:list>
            <text:list-item>
              <text:p text:style-name="P65">Projectile Vomit: Deal 3 damage and apply 3 poison to all enemies in a 3x3 area.</text:p>
            </text:list-item>
            <text:list-item>
              <text:p text:style-name="P65">Poison Bolt: Deal 5 damage and apply 1 poison to an enemy</text:p>
            </text:list-item>
          </text:list>
        </text:list-item>
      </text:list>
      <text:p text:style-name="P4">Red Slime</text:p>
      <text:list xml:id="list4388437238973270081" text:style-name="L53">
        <text:list-item>
          <text:p text:style-name="P66">Abilities</text:p>
          <text:list>
            <text:list-item>
              <text:p text:style-name="P66">Mucus Spray: Deal 5 damage and the target suffers -1 strength</text:p>
            </text:list-item>
            <text:list-item>
              <text:p text:style-name="P66"/>
            </text:list-item>
          </text:list>
        </text:list-item>
      </text:list>
      <text:p text:style-name="P4">Vampire</text:p>
      <text:list xml:id="list1006709018013929569" text:style-name="L54">
        <text:list-item>
          <text:p text:style-name="P67">Abilities</text:p>
          <text:list>
            <text:list-item>
              <text:p text:style-name="P67">mobility 2</text:p>
            </text:list-item>
            <text:list-item>
              <text:p text:style-name="P67">regeneration 5</text:p>
              <text:list>
                <text:list-item>
                  <text:p text:style-name="P67">Strike</text:p>
                </text:list-item>
                <text:list-item>
                  <text:p text:style-name="P67">twin strike</text:p>
                </text:list-item>
                <text:list-item>
                  <text:p text:style-name="P67">Siphon Life: target suffers -1 strength, gain +1 strength.</text:p>
                </text:list-item>
              </text:list>
            </text:list-item>
          </text:list>
        </text:list-item>
      </text:list>
      <text:p text:style-name="P4"/>
      <text:p text:style-name="P4">Nimble Archer</text:p>
      <text:list xml:id="list5163884824427306093" text:style-name="L55">
        <text:list-item>
          <text:p text:style-name="P68">Pinning Shot</text:p>
        </text:list-item>
        <text:list-item>
          <text:p text:style-name="P68">Impaling bolt</text:p>
        </text:list-item>
      </text:list>
      <text:p text:style-name="P4"/>
      <text:p text:style-name="P4">Rock golem</text:p>
      <text:p text:style-name="P4">- 3x sentries</text:p>
      <text:list xml:id="list7770499786004228264" text:style-name="L56">
        <text:list-item>
          <text:p text:style-name="P69">Abilities</text:p>
          <text:list>
            <text:list-item>
              <text:p text:style-name="P69">Rock Toss: Deal 5 damage and knockback 1 tile</text:p>
            </text:list-item>
            <text:list-item>
              <text:p text:style-name="P69">Implacable passive</text:p>
            </text:list-item>
          </text:list>
        </text:list-item>
      </text:list>
      <text:p text:style-name="P4"/>
      <text:p text:style-name="P6">New Ideas 10/8/19</text:p>
      <text:list xml:id="list5241186159593938066" text:style-name="L57">
        <text:list-item>
          <text:p text:style-name="P70">Rest Site Options</text:p>
          <text:list>
            <text:list-item>
              <text:p text:style-name="P70">All characters heal 30%</text:p>
            </text:list-item>
            <text:list-item>
              <text:p text:style-name="P70">One character heals 100% hp</text:p>
            </text:list-item>
            <text:list-item>
              <text:p text:style-name="P70">One character levels up</text:p>
            </text:list-item>
          </text:list>
        </text:list-item>
      </text:list>
      <text:list xml:id="list2189787812906451351" text:style-name="L58">
        <text:list-item>
          <text:p text:style-name="P71">Village Event Options</text:p>
          <text:list>
            <text:list-item>
              <text:p text:style-name="P71">Apothecary</text:p>
              <text:list>
                <text:list-item>
                  <text:p text:style-name="P71">Heal a character 50% hp 50g</text:p>
                </text:list-item>
                <text:list-item>
                  <text:p text:style-name="P71">Heal all characters 50% hp 100g</text:p>
                </text:list-item>
              </text:list>
            </text:list-item>
            <text:list-item>
              <text:p text:style-name="P71">Remove a state 75g, increases 25g each use</text:p>
            </text:list-item>
            <text:list-item>
              <text:p text:style-name="P71">Buy items</text:p>
              <text:list>
                <text:list-item>
                  <text:p text:style-name="P71">4 common, 2 rare, 2 epic</text:p>
                </text:list-item>
              </text:list>
            </text:list-item>
            <text:list-item>
              <text:p text:style-name="P71"><text:soft-page-break/>Buy Relics</text:p>
              <text:list>
                <text:list-item>
                  <text:p text:style-name="P71">1 common, 1 rare, 1 epic</text:p>
                </text:list-item>
              </text:list>
            </text:list-item>
          </text:list>
        </text:list-item>
      </text:list>
      <text:list xml:id="list8230464110455166417" text:style-name="L59">
        <text:list-item>
          <text:p text:style-name="P72">Buy Consumables</text:p>
          <text:list>
            <text:list-item>
              <text:p text:style-name="P72">3 different options</text:p>
            </text:list-item>
          </text:list>
        </text:list-item>
      </text:list>
      <text:p text:style-name="P4"/>
      <text:p text:style-name="P4">New armor/items system</text:p>
      <text:list xml:id="list4872734442077706831" text:style-name="L60">
        <text:list-item>
          <text:p text:style-name="P73">All items have rarity: common, rare, epic</text:p>
        </text:list-item>
        <text:list-item>
          <text:p text:style-name="P73">All items have a 'slot' (weapon, feet, chest, ring, etc)</text:p>
        </text:list-item>
        <text:list-item>
          <text:p text:style-name="P73">Weapon slot items effect the damage of a character's 'strike' ability</text:p>
        </text:list-item>
        <text:list-item>
          <text:p text:style-name="P73">Item slots</text:p>
          <text:list>
            <text:list-item>
              <text:p text:style-name="P73">Head</text:p>
            </text:list-item>
            <text:list-item>
              <text:p text:style-name="P73">Shoulder</text:p>
            </text:list-item>
            <text:list-item>
              <text:p text:style-name="P73">Chest </text:p>
            </text:list-item>
            <text:list-item>
              <text:p text:style-name="P73">Belt</text:p>
            </text:list-item>
            <text:list-item>
              <text:p text:style-name="P73">Feet</text:p>
            </text:list-item>
            <text:list-item>
              <text:p text:style-name="P73">ring</text:p>
            </text:list-item>
            <text:list-item>
              <text:p text:style-name="P73">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1895690632273295434" text:style-name="L61">
        <text:list-item>
          <text:p text:style-name="P74">Shield Slam: Deal damage to an enemy equal to your current block</text:p>
        </text:list-item>
        <text:list-item>
          <text:p text:style-name="P74">Blood Lust: Lose 3HP, gain 2AP</text:p>
        </text:list-item>
        <text:list-item>
          <text:p text:style-name="P74">Sky Dive: Teleport to a target position. Upon arrival, deal 3 damage and knockdown all adjacent characters.</text:p>
        </text:list-item>
        <text:list-item>
          <text:p text:style-name="P74">Whirlwind: Deal 5 damage to all adjacent characters</text:p>
        </text:list-item>
        <text:list-item>
          <text:p text:style-name="P74">Get Down!: Move to a tile within 2. Give all adjacent friendly characters +5 block Ap 2 CD 2</text:p>
        </text:list-item>
        <text:list-item>
          <text:p text:style-name="P74">Inspire</text:p>
        </text:list-item>
        <text:list-item>
          <text:p text:style-name="P74">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2">Level</text:p>
          </table:table-cell>
          <table:table-cell table:style-name="Table2.A1" office:value-type="string">
            <text:p text:style-name="P32">Path of Rage</text:p>
          </table:table-cell>
          <table:table-cell table:style-name="Table2.C1" office:value-type="string">
            <text:p text:style-name="P32">Path of the Guardian</text:p>
          </table:table-cell>
        </table:table-row>
        <table:table-row>
          <table:table-cell table:style-name="Table2.A2" office:value-type="float" office:value="5">
            <text:p text:style-name="P32">5</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Enrage +2</text:p>
          </table:table-cell>
          <table:table-cell table:style-name="Table2.C2" office:value-type="string">
            <text:p text:style-name="P32">Rallying Presence</text:p>
          </table:table-cell>
        </table:table-row>
        <table:table-row>
          <table:table-cell table:style-name="Table2.A2" office:value-type="float" office:value="2">
            <text:p text:style-name="P32">2</text:p>
          </table:table-cell>
          <table:table-cell table:style-name="Table2.B2" office:value-type="string">
            <text:p text:style-name="P32">Blood Lust</text:p>
          </table:table-cell>
          <table:table-cell table:style-name="Table2.C2" office:value-type="string">
            <text:p text:style-name="P32">Guard</text:p>
          </table:table-cell>
        </table:table-row>
        <table:table-row>
          <table:table-cell table:style-name="Table2.A2" office:value-type="float" office:value="1">
            <text:p text:style-name="P32">1</text:p>
          </table:table-cell>
          <table:table-cell table:style-name="Table2.B2" office:value-type="string">
            <text:p text:style-name="P32">Whirlwind</text:p>
          </table:table-cell>
          <table:table-cell table:style-name="Table2.C2" office:value-type="string">
            <text:p text:style-name="P32">Get Down!</text:p>
          </table:table-cell>
        </table:table-row>
      </table:table>
      <text:p text:style-name="P4"/>
      <text:p text:style-name="P4">Priest Ability Ideas</text:p>
      <text:list xml:id="list3783253318292400037" text:style-name="L62">
        <text:list-item>
          <text:p text:style-name="P75">Curse: target character suffers -1 strength</text:p>
        </text:list-item>
        <text:list-item>
          <text:p text:style-name="P75">Sanctity: AP2: CD 4, Range 3: Remove poison, <text:s/>stunned, pinned, vulnerable and weak from a target ally</text:p>
        </text:list-item>
        <text:list-item>
          <text:p text:style-name="P75"><text:soft-page-break/>Bless: Give a friendly character +1 rune</text:p>
        </text:list-item>
        <text:list-item>
          <text:p text:style-name="P75">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2">Level</text:p>
          </table:table-cell>
          <table:table-cell table:style-name="Table4.A1" office:value-type="string">
            <text:p text:style-name="P32">Path of Shadows</text:p>
          </table:table-cell>
          <table:table-cell table:style-name="Table4.C1" office:value-type="string">
            <text:p text:style-name="P32">Path of Divinity</text:p>
          </table:table-cell>
        </table:table-row>
        <table:table-row>
          <table:table-cell table:style-name="Table4.A2" office:value-type="float" office:value="5">
            <text:p text:style-name="P32">5</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2">
            <text:p text:style-name="P32">2</text:p>
          </table:table-cell>
          <table:table-cell table:style-name="Table4.B2" office:value-type="string">
            <text:p text:style-name="P32">Nightmare</text:p>
          </table:table-cell>
          <table:table-cell table:style-name="Table4.C2" office:value-type="string">
            <text:p text:style-name="P32">Bless</text:p>
          </table:table-cell>
        </table:table-row>
        <table:table-row>
          <table:table-cell table:style-name="Table4.A2" office:value-type="float" office:value="1">
            <text:p text:style-name="P32">1</text:p>
          </table:table-cell>
          <table:table-cell table:style-name="Table4.B2" office:value-type="string">
            <text:p text:style-name="P32">Siphon Life</text:p>
          </table:table-cell>
          <table:table-cell table:style-name="Table4.C2" office:value-type="string">
            <text:p text:style-name="P32">Sanctity</text:p>
          </table:table-cell>
        </table:table-row>
      </table:table>
      <text:p text:style-name="P4"/>
      <text:p text:style-name="P4">Mage Ability Ideas</text:p>
      <text:list xml:id="list3714065039061498447" text:style-name="L63">
        <text:list-item>
          <text:p text:style-name="P76">Meteor</text:p>
        </text:list-item>
        <text:list-item>
          <text:p text:style-name="P76">Frostbolt</text:p>
        </text:list-item>
        <text:list-item>
          <text:p text:style-name="P76">Teleport</text:p>
        </text:list-item>
        <text:list-item>
          <text:p text:style-name="P76">Phase Shift: Swap positions with a target character.</text:p>
        </text:list-item>
        <text:list-item>
          <text:p text:style-name="P76">Dragon's breath: Deal 7 magic damage to all enemies in a line up to 3 tiles away</text:p>
        </text:list-item>
        <text:list-item>
          <text:p text:style-name="P76">Fire Nova: Deal 10 magic damage to all adjacent characters.</text:p>
        </text:list-item>
        <text:list-item>
          <text:p text:style-name="P76">Blizzard: Deal 3 damage and apply pinned to all enemies in a 3x3 area</text:p>
        </text:list-item>
        <text:list-item>
          <text:p text:style-name="P76">Magic atunement: Target an ally. For 1 turn, all damage they deal is considered magic damage.</text:p>
        </text:list-item>
        <text:list-item>
          <text:p text:style-name="P76">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2">Level</text:p>
          </table:table-cell>
          <table:table-cell table:style-name="Table3.A1" office:value-type="string">
            <text:p text:style-name="P32">Path 1</text:p>
          </table:table-cell>
          <table:table-cell table:style-name="Table3.C1" office:value-type="string">
            <text:p text:style-name="P32">Path 2</text:p>
          </table:table-cell>
        </table:table-row>
        <table:table-row>
          <table:table-cell table:style-name="Table3.A2" office:value-type="float" office:value="5">
            <text:p text:style-name="P32">5</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Frost Nova</text:p>
          </table:table-cell>
          <table:table-cell table:style-name="Table3.C2" office:value-type="string">
            <text:p text:style-name="P32">Fire Nova</text:p>
          </table:table-cell>
        </table:table-row>
        <table:table-row>
          <table:table-cell table:style-name="Table3.A2" office:value-type="float" office:value="2">
            <text:p text:style-name="P32">2</text:p>
          </table:table-cell>
          <table:table-cell table:style-name="Table3.B2" office:value-type="string">
            <text:p text:style-name="P32">Teleport</text:p>
          </table:table-cell>
          <table:table-cell table:style-name="Table3.C2" office:value-type="string">
            <text:p text:style-name="P32">Phase Shift</text:p>
          </table:table-cell>
        </table:table-row>
        <table:table-row>
          <table:table-cell table:style-name="Table3.A2" office:value-type="float" office:value="1">
            <text:p text:style-name="P32">1</text:p>
          </table:table-cell>
          <table:table-cell table:style-name="Table3.B2" office:value-type="string">
            <text:p text:style-name="P32">Frost Bolt</text:p>
          </table:table-cell>
          <table:table-cell table:style-name="Table3.C2" office:value-type="string">
            <text:p text:style-name="P32">Meteor</text:p>
          </table:table-cell>
        </table:table-row>
      </table:table>
      <text:p text:style-name="P4"/>
      <text:p text:style-name="P4">Rogue Ability Ideas</text:p>
      <text:list xml:id="list7271361280482765958" text:style-name="L64">
        <text:list-item>
          <text:p text:style-name="P77">Stealth passive</text:p>
        </text:list-item>
        <text:list-item>
          <text:p text:style-name="P77">Chemical Reaction: Double a targets current poison</text:p>
        </text:list-item>
        <text:list-item>
          <text:p text:style-name="P77">Adrenaline: Gain +2 strength for 1 turn.</text:p>
        </text:list-item>
        <text:list-item>
          <text:p text:style-name="P77">Smoke Grenade: Give camoflage to all characters in a 3x3 area</text:p>
        </text:list-item>
        <text:list-item>
          <text:p text:style-name="P77">Momentum passive: Whenever this character kills an enemy, it gains max AP</text:p>
        </text:list-item>
        <text:list-item>
          <text:p text:style-name="P77">Preparation</text:p>
        </text:list-item>
        <text:list-item>
          <text:p text:style-name="P77">Poison Dart: Deal 3 damage and apply 2 poison.</text:p>
        </text:list-item>
        <text:list-item>
          <text:p text:style-name="P77">Caltrops: Cover an area in caltrops. Characters that move over the area take 5 physical damage.</text:p>
        </text:list-item>
        <text:list-item>
          <text:p text:style-name="P77">Slice and dice: Spend all your AP. Deal 3 damage to a target for each AP point spent.</text:p>
        </text:list-item>
        <text:list-item>
          <text:p text:style-name="P77">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2">Level</text:p>
          </table:table-cell>
          <table:table-cell table:style-name="Table1.A1" office:value-type="string">
            <text:p text:style-name="P32">Path of Combat</text:p>
          </table:table-cell>
          <table:table-cell table:style-name="Table1.C1" office:value-type="string">
            <text:p text:style-name="P32">Path of Trickery</text:p>
          </table:table-cell>
        </table:table-row>
        <table:table-row>
          <table:table-cell table:style-name="Table1.A2" office:value-type="float" office:value="5">
            <text:p text:style-name="P32">5</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3">
            <text:p text:style-name="P32">3</text:p>
          </table:table-cell>
          <table:table-cell table:style-name="Table1.B2" office:value-type="string">
            <text:p text:style-name="P32">Accurate</text:p>
          </table:table-cell>
          <table:table-cell table:style-name="Table1.C2" office:value-type="string">
            <text:p text:style-name="P32">Stealth</text:p>
          </table:table-cell>
        </table:table-row>
        <text:soft-page-break/>
        <table:table-row>
          <table:table-cell table:style-name="Table1.A2" office:value-type="float" office:value="3">
            <text:p text:style-name="P32">3</text:p>
          </table:table-cell>
          <table:table-cell table:style-name="Table1.B2" office:value-type="string">
            <text:p text:style-name="P32"/>
          </table:table-cell>
          <table:table-cell table:style-name="Table1.C2" office:value-type="string">
            <text:p text:style-name="P32"/>
          </table:table-cell>
        </table:table-row>
        <table:table-row>
          <table:table-cell table:style-name="Table1.A2" office:value-type="float" office:value="2">
            <text:p text:style-name="P32">2</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1">
            <text:p text:style-name="P32">1</text:p>
          </table:table-cell>
          <table:table-cell table:style-name="Table1.B2" office:value-type="string">
            <text:p text:style-name="P32">Preparation</text:p>
          </table:table-cell>
          <table:table-cell table:style-name="Table1.C2" office:value-type="string">
            <text:p text:style-name="P32">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2">Item Name</text:p>
          </table:table-cell>
          <table:table-cell table:style-name="Table5.A1" office:value-type="string">
            <text:p text:style-name="P32">Description </text:p>
          </table:table-cell>
          <table:table-cell table:style-name="Table5.C1" office:value-type="string">
            <text:p text:style-name="P32">Rarity</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Rusty Sword</text:p>
          </table:table-cell>
          <table:table-cell table:style-name="Table5.A2" office:value-type="string">
            <text:p text:style-name="P32">+1 strength</text:p>
          </table:table-cell>
          <table:table-cell table:style-name="Table5.C2" office:value-type="string">
            <text:p text:style-name="P32">Rare</text:p>
          </table:table-cell>
        </table:table-row>
        <table:table-row>
          <table:table-cell table:style-name="Table5.A2" office:value-type="string">
            <text:p text:style-name="P32">Crystal Fragment</text:p>
          </table:table-cell>
          <table:table-cell table:style-name="Table5.A2" office:value-type="string">
            <text:p text:style-name="P32">+1 energy</text:p>
          </table:table-cell>
          <table:table-cell table:style-name="Table5.C2" office:value-type="string">
            <text:p text:style-name="P32">Rare</text:p>
          </table:table-cell>
        </table:table-row>
        <table:table-row>
          <table:table-cell table:style-name="Table5.A2" office:value-type="string">
            <text:p text:style-name="P32">Elven Slippers</text:p>
          </table:table-cell>
          <table:table-cell table:style-name="Table5.A2" office:value-type="string">
            <text:p text:style-name="P32">+1 mobility</text:p>
          </table:table-cell>
          <table:table-cell table:style-name="Table5.C2" office:value-type="string">
            <text:p text:style-name="P32">Rare</text:p>
          </table:table-cell>
        </table:table-row>
        <table:table-row>
          <table:table-cell table:style-name="Table5.A2" office:value-type="string">
            <text:p text:style-name="P32">Champion Belt</text:p>
          </table:table-cell>
          <table:table-cell table:style-name="Table5.A2" office:value-type="string">
            <text:p text:style-name="P32">+1 dexterity</text:p>
          </table:table-cell>
          <table:table-cell table:style-name="Table5.C2" office:value-type="string">
            <text:p text:style-name="P32">Rare</text:p>
          </table:table-cell>
        </table:table-row>
        <table:table-row>
          <table:table-cell table:style-name="Table5.A2" office:value-type="string">
            <text:p text:style-name="P32">Simple Shield</text:p>
          </table:table-cell>
          <table:table-cell table:style-name="Table5.A2" office:value-type="string">
            <text:p text:style-name="P32">+2 Cautious</text:p>
          </table:table-cell>
          <table:table-cell table:style-name="Table5.C2" office:value-type="string">
            <text:p text:style-name="P32">Common</text:p>
          </table:table-cell>
        </table:table-row>
        <table:table-row>
          <table:table-cell table:style-name="Table5.A2" office:value-type="string">
            <text:p text:style-name="P32">Acid Vial</text:p>
          </table:table-cell>
          <table:table-cell table:style-name="Table5.A2" office:value-type="string">
            <text:p text:style-name="P32">Poisonous</text:p>
          </table:table-cell>
          <table:table-cell table:style-name="Table5.C2" office:value-type="string">
            <text:p text:style-name="P32">Epic</text:p>
          </table:table-cell>
        </table:table-row>
        <table:table-row>
          <table:table-cell table:style-name="Table5.A2" office:value-type="string">
            <text:p text:style-name="P32">Organic Carrot</text:p>
          </table:table-cell>
          <table:table-cell table:style-name="Table5.A2" office:value-type="string">
            <text:p text:style-name="P32">+10 Max HP</text:p>
          </table:table-cell>
          <table:table-cell table:style-name="Table5.C2" office:value-type="string">
            <text:p text:style-name="P32">Common</text:p>
          </table:table-cell>
        </table:table-row>
        <table:table-row>
          <table:table-cell table:style-name="Table5.A2" office:value-type="string">
            <text:p text:style-name="P32">Copper Ring</text:p>
          </table:table-cell>
          <table:table-cell table:style-name="Table5.A2" office:value-type="string">
            <text:p text:style-name="P32">+2 Max AP</text:p>
          </table:table-cell>
          <table:table-cell table:style-name="Table5.C2" office:value-type="string">
            <text:p text:style-name="P32">Common</text:p>
          </table:table-cell>
        </table:table-row>
        <table:table-row>
          <table:table-cell table:style-name="Table5.A2" office:value-type="string">
            <text:p text:style-name="P32">Dwarven Runestone</text:p>
          </table:table-cell>
          <table:table-cell table:style-name="Table5.A2" office:value-type="string">
            <text:p text:style-name="P32">+ Start combat with 1 barrier</text:p>
          </table:table-cell>
          <table:table-cell table:style-name="Table5.C2" office:value-type="string">
            <text:p text:style-name="P32">Common</text:p>
          </table:table-cell>
        </table:table-row>
        <table:table-row>
          <table:table-cell table:style-name="Table5.A2" office:value-type="string">
            <text:p text:style-name="P32">Copper Plate</text:p>
          </table:table-cell>
          <table:table-cell table:style-name="Table5.A2" office:value-type="string">
            <text:p text:style-name="P32">+ start combat with 5 block</text:p>
          </table:table-cell>
          <table:table-cell table:style-name="Table5.C2" office:value-type="string">
            <text:p text:style-name="P32">Common</text:p>
          </table:table-cell>
        </table:table-row>
        <table:table-row>
          <table:table-cell table:style-name="Table5.A2" office:value-type="string">
            <text:p text:style-name="P32">Elven Cloak</text:p>
          </table:table-cell>
          <table:table-cell table:style-name="Table5.A2" office:value-type="string">
            <text:p text:style-name="P32">Stealth</text:p>
          </table:table-cell>
          <table:table-cell table:style-name="Table5.C2" office:value-type="string">
            <text:p text:style-name="P32">Epic</text:p>
          </table:table-cell>
        </table:table-row>
        <table:table-row>
          <table:table-cell table:style-name="Table5.A2" office:value-type="string">
            <text:p text:style-name="P32">Ghillie Suit</text:p>
          </table:table-cell>
          <table:table-cell table:style-name="Table5.A2" office:value-type="string">
            <text:p text:style-name="P32">Gain camoflage at the start of combat</text:p>
          </table:table-cell>
          <table:table-cell table:style-name="Table5.C2" office:value-type="string">
            <text:p text:style-name="P32">Rare</text:p>
          </table:table-cell>
        </table:table-row>
        <table:table-row>
          <table:table-cell table:style-name="Table5.A2" office:value-type="string">
            <text:p text:style-name="P32">Orcish War Paint</text:p>
          </table:table-cell>
          <table:table-cell table:style-name="Table5.A2" office:value-type="string">
            <text:p text:style-name="P32">+1 Enrage</text:p>
          </table:table-cell>
          <table:table-cell table:style-name="Table5.C2" office:value-type="string">
            <text:p text:style-name="P32">Common</text:p>
          </table:table-cell>
        </table:table-row>
        <table:table-row>
          <table:table-cell table:style-name="Table5.A2" office:value-type="string">
            <text:p text:style-name="P32">Steroids</text:p>
          </table:table-cell>
          <table:table-cell table:style-name="Table5.A2" office:value-type="string">
            <text:p text:style-name="P32">+1 Growing</text:p>
          </table:table-cell>
          <table:table-cell table:style-name="Table5.C2" office:value-type="string">
            <text:p text:style-name="P32">Epic</text:p>
          </table:table-cell>
        </table:table-row>
        <table:table-row>
          <table:table-cell table:style-name="Table5.A2" office:value-type="string">
            <text:p text:style-name="P32">Spiked Carapace</text:p>
          </table:table-cell>
          <table:table-cell table:style-name="Table5.A2" office:value-type="string">
            <text:p text:style-name="P32">+1 Thorns</text:p>
          </table:table-cell>
          <table:table-cell table:style-name="Table5.C2" office:value-type="string">
            <text:p text:style-name="P32">Common</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Cocaine</text:p>
          </table:table-cell>
          <table:table-cell table:style-name="Table5.A2" office:value-type="string">
            <text:p text:style-name="P32">Start combat with +2 AP</text:p>
          </table:table-cell>
          <table:table-cell table:style-name="Table5.C2" office:value-type="string">
            <text:p text:style-name="P32">Common</text:p>
          </table:table-cell>
        </table:table-row>
        <table:table-row>
          <table:table-cell table:style-name="Table5.A2" office:value-type="string">
            <text:p text:style-name="P32">Troll Blood Vial</text:p>
          </table:table-cell>
          <table:table-cell table:style-name="Table5.A2" office:value-type="string">
            <text:p text:style-name="P32">+3 strength</text:p>
          </table:table-cell>
          <table:table-cell table:style-name="Table5.C2" office:value-type="string">
            <text:p text:style-name="P32">Epic</text:p>
          </table:table-cell>
        </table:table-row>
        <table:table-row>
          <table:table-cell table:style-name="Table5.A2" office:value-type="string">
            <text:p text:style-name="P32">Vaccine</text:p>
          </table:table-cell>
          <table:table-cell table:style-name="Table5.A2" office:value-type="string">
            <text:p text:style-name="P32">Poison Immune</text:p>
          </table:table-cell>
          <table:table-cell table:style-name="Table5.C2" office:value-type="string">
            <text:p text:style-name="P32">Common</text:p>
          </table:table-cell>
        </table:table-row>
        <table:table-row>
          <table:table-cell table:style-name="Table5.A2" office:value-type="string">
            <text:p text:style-name="P32">Mithril Vest</text:p>
          </table:table-cell>
          <table:table-cell table:style-name="Table5.A2" office:value-type="string">
            <text:p text:style-name="P32">+3 Dexterity</text:p>
          </table:table-cell>
          <table:table-cell table:style-name="Table5.C2" office:value-type="string">
            <text:p text:style-name="P32">Epic</text:p>
          </table:table-cell>
        </table:table-row>
        <table:table-row>
          <table:table-cell table:style-name="Table5.A2" office:value-type="string">
            <text:p text:style-name="P32">Ninja Boots</text:p>
          </table:table-cell>
          <table:table-cell table:style-name="Table5.A2" office:value-type="string">
            <text:p text:style-name="P32">+2 Mobility</text:p>
          </table:table-cell>
          <table:table-cell table:style-name="Table5.C2" office:value-type="string">
            <text:p text:style-name="P32">Epic</text:p>
          </table:table-cell>
        </table:table-row>
        <table:table-row>
          <table:table-cell table:style-name="Table5.A2" office:value-type="string">
            <text:p text:style-name="P32">Reaper Scythe</text:p>
          </table:table-cell>
          <table:table-cell table:style-name="Table5.A2" office:value-type="string">
            <text:p text:style-name="P32">+1 melee range</text:p>
          </table:table-cell>
          <table:table-cell table:style-name="Table5.C2" office:value-type="string">
            <text:p text:style-name="P32">Rare</text:p>
          </table:table-cell>
        </table:table-row>
        <table:table-row>
          <table:table-cell table:style-name="Table5.A2" office:value-type="string">
            <text:p text:style-name="P32">Emerald Amulet</text:p>
          </table:table-cell>
          <table:table-cell table:style-name="Table5.A2" office:value-type="string">
            <text:p text:style-name="P32">+3 Adaptive </text:p>
          </table:table-cell>
          <table:table-cell table:style-name="Table5.C2" office:value-type="string">
            <text:p text:style-name="P32">Common</text:p>
          </table:table-cell>
        </table:table-row>
        <table:table-row>
          <table:table-cell table:style-name="Table5.A2" office:value-type="string">
            <text:p text:style-name="P32">Explorer's Hat</text:p>
          </table:table-cell>
          <table:table-cell table:style-name="Table5.A2" office:value-type="string">
            <text:p text:style-name="P32">+1 Rune</text:p>
          </table:table-cell>
          <table:table-cell table:style-name="Table5.C2" office:value-type="string">
            <text:p text:style-name="P32">Rare</text:p>
          </table:table-cell>
        </table:table-row>
        <table:table-row>
          <table:table-cell table:style-name="Table5.A2" office:value-type="string">
            <text:p text:style-name="P32">Cursed Robe</text:p>
          </table:table-cell>
          <table:table-cell table:style-name="Table5.A2" office:value-type="string">
            <text:p text:style-name="P32">+1 Hateful Presence</text:p>
          </table:table-cell>
          <table:table-cell table:style-name="Table5.C2" office:value-type="string">
            <text:p text:style-name="P32">epic</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ext:soft-page-break/>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2">Name</text:p>
          </table:table-cell>
          <table:table-cell table:style-name="Table6.A1" office:value-type="string">
            <text:p text:style-name="P32">Description</text:p>
          </table:table-cell>
          <table:table-cell table:style-name="Table6.C1" office:value-type="string">
            <text:p text:style-name="P32">Rarity</text:p>
          </table:table-cell>
        </table:table-row>
        <table:table-row>
          <table:table-cell table:style-name="Table6.A2" office:value-type="string">
            <text:p text:style-name="P32">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2">Common</text:p>
          </table:table-cell>
        </table:table-row>
        <table:table-row>
          <table:table-cell table:style-name="Table6.A2" office:value-type="string">
            <text:p text:style-name="P32">Bendy Spoon</text:p>
          </table:table-cell>
          <table:table-cell table:style-name="Table6.A2" office:value-type="string">
            <text:p text:style-name="P14">Your characters start combat with +2 max AP</text:p>
          </table:table-cell>
          <table:table-cell table:style-name="Table6.C2" office:value-type="string">
            <text:p text:style-name="P32">Epic</text:p>
          </table:table-cell>
        </table:table-row>
        <table:table-row>
          <table:table-cell table:style-name="Table6.A2" office:value-type="string">
            <text:p text:style-name="P32">Shuriken</text:p>
          </table:table-cell>
          <table:table-cell table:style-name="Table6.A2" office:value-type="string">
            <text:p text:style-name="P14">Your characters start combat with +1 strength</text:p>
          </table:table-cell>
          <table:table-cell table:style-name="Table6.C2" office:value-type="string">
            <text:p text:style-name="P32">Rare</text:p>
          </table:table-cell>
        </table:table-row>
        <table:table-row>
          <table:table-cell table:style-name="Table6.A2" office:value-type="string">
            <text:p text:style-name="P32">Champion Belt</text:p>
          </table:table-cell>
          <table:table-cell table:style-name="Table6.A2" office:value-type="string">
            <text:p text:style-name="P14">Your characters start combat with +1 dexterity</text:p>
          </table:table-cell>
          <table:table-cell table:style-name="Table6.C2" office:value-type="string">
            <text:p text:style-name="P32">Rare</text:p>
          </table:table-cell>
        </table:table-row>
        <table:table-row>
          <table:table-cell table:style-name="Table6.A2" office:value-type="string">
            <text:p text:style-name="P32">Coffee Dripper</text:p>
          </table:table-cell>
          <table:table-cell table:style-name="Table6.A2" office:value-type="string">
            <text:p text:style-name="P14">Your characters start combat with +1 energy</text:p>
          </table:table-cell>
          <table:table-cell table:style-name="Table6.C2" office:value-type="string">
            <text:p text:style-name="P32">Rare</text:p>
          </table:table-cell>
        </table:table-row>
        <table:table-row>
          <table:table-cell table:style-name="Table6.A2" office:value-type="string">
            <text:p text:style-name="P32">Crown Of Kings</text:p>
          </table:table-cell>
          <table:table-cell table:style-name="Table6.A2" office:value-type="string">
            <text:p text:style-name="P14">If a character ends it turn with max AP, it gains +1 strength</text:p>
          </table:table-cell>
          <table:table-cell table:style-name="Table6.C2" office:value-type="string">
            <text:p text:style-name="P32">Common</text:p>
          </table:table-cell>
        </table:table-row>
        <table:table-row>
          <table:table-cell table:style-name="Table6.A2" office:value-type="string">
            <text:p text:style-name="P32">Energy Biscuit</text:p>
          </table:table-cell>
          <table:table-cell table:style-name="Table6.A2" office:value-type="string">
            <text:p text:style-name="P32">Your characters start combat with +2 AP</text:p>
          </table:table-cell>
          <table:table-cell table:style-name="Table6.C2" office:value-type="string">
            <text:p text:style-name="P32">Common</text:p>
          </table:table-cell>
        </table:table-row>
        <table:table-row>
          <table:table-cell table:style-name="Table6.A2" office:value-type="string">
            <text:p text:style-name="P32">Blacksmith Pliers</text:p>
          </table:table-cell>
          <table:table-cell table:style-name="Table6.A2" office:value-type="string">
            <text:p text:style-name="P32">Your characters start combat with +6 block</text:p>
          </table:table-cell>
          <table:table-cell table:style-name="Table6.C2" office:value-type="string">
            <text:p text:style-name="P32">Common</text:p>
          </table:table-cell>
        </table:table-row>
        <table:table-row>
          <table:table-cell table:style-name="Table6.A2" office:value-type="string">
            <text:p text:style-name="P32">Snake Ring</text:p>
          </table:table-cell>
          <table:table-cell table:style-name="Table6.A2" office:value-type="string">
            <text:p text:style-name="P32">Character's that end their turn on a grass tile gain +1 strength</text:p>
          </table:table-cell>
          <table:table-cell table:style-name="Table6.C2" office:value-type="string">
            <text:p text:style-name="P32">Common</text:p>
          </table:table-cell>
        </table:table-row>
        <table:table-row>
          <table:table-cell table:style-name="Table6.A2" office:value-type="string">
            <text:p text:style-name="P32">Comfy Pillow</text:p>
          </table:table-cell>
          <table:table-cell table:style-name="Table6.A2" office:value-type="string">
            <text:p text:style-name="P32">Resting at a camp site now restores 50% HP</text:p>
          </table:table-cell>
          <table:table-cell table:style-name="Table6.C2" office:value-type="string">
            <text:p text:style-name="P32">Common</text:p>
          </table:table-cell>
        </table:table-row>
        <table:table-row>
          <table:table-cell table:style-name="Table6.A2" office:value-type="string">
            <text:p text:style-name="P32">Kettle Bell</text:p>
          </table:table-cell>
          <table:table-cell table:style-name="Table6.A2" office:value-type="string">
            <text:p text:style-name="P32">Training at a rest site now grants +2 levels</text:p>
          </table:table-cell>
          <table:table-cell table:style-name="Table6.C2" office:value-type="string">
            <text:p text:style-name="P32">Common</text:p>
          </table:table-cell>
        </table:table-row>
        <table:table-row>
          <table:table-cell table:style-name="Table6.A2" office:value-type="string">
            <text:p text:style-name="P32">Soul Stone Amulet</text:p>
          </table:table-cell>
          <table:table-cell table:style-name="Table6.A2" office:value-type="string">
            <text:p text:style-name="P32">Dead characters revive with 1 HP on combat start</text:p>
          </table:table-cell>
          <table:table-cell table:style-name="Table6.C2" office:value-type="string">
            <text:p text:style-name="P32">Rare</text:p>
          </table:table-cell>
        </table:table-row>
        <table:table-row>
          <table:table-cell table:style-name="Table6.A2" office:value-type="string">
            <text:p text:style-name="P32">Calipers</text:p>
          </table:table-cell>
          <table:table-cell table:style-name="Table6.A2" office:value-type="string">
            <text:p text:style-name="P32">Armor decreases by 10 on turn start, instead of being removed</text:p>
          </table:table-cell>
          <table:table-cell table:style-name="Table6.C2" office:value-type="string">
            <text:p text:style-name="P32">Epic</text:p>
          </table:table-cell>
        </table:table-row>
        <table:table-row>
          <table:table-cell table:style-name="Table6.A2" office:value-type="string">
            <text:p text:style-name="P32">Wing Boots</text:p>
          </table:table-cell>
          <table:table-cell table:style-name="Table6.A2" office:value-type="string">
            <text:p text:style-name="P32">You may ignore pathing when chosing a hexagon to travel to</text:p>
          </table:table-cell>
          <table:table-cell table:style-name="Table6.C2" office:value-type="string">
            <text:p text:style-name="P32">Epic</text:p>
          </table:table-cell>
        </table:table-row>
        <text:soft-page-break/>
        <table:table-row>
          <table:table-cell table:style-name="Table6.A2" office:value-type="string">
            <text:p text:style-name="P32">Ferryman Token</text:p>
          </table:table-cell>
          <table:table-cell table:style-name="Table6.A2" office:value-type="string">
            <text:p text:style-name="P32">On pickup, gain 300 gold</text:p>
          </table:table-cell>
          <table:table-cell table:style-name="Table6.C2" office:value-type="string">
            <text:p text:style-name="P32">Epic</text:p>
          </table:table-cell>
        </table:table-row>
        <table:table-row>
          <table:table-cell table:style-name="Table6.A2" office:value-type="string">
            <text:p text:style-name="P32">Ice Cream</text:p>
          </table:table-cell>
          <table:table-cell table:style-name="Table6.A2" office:value-type="string">
            <text:p text:style-name="P32">On pickup, all characters gain +1 level</text:p>
          </table:table-cell>
          <table:table-cell table:style-name="Table6.C2" office:value-type="string">
            <text:p text:style-name="P32">Rare </text:p>
          </table:table-cell>
        </table:table-row>
        <table:table-row>
          <table:table-cell table:style-name="Table6.A2" office:value-type="string">
            <text:p text:style-name="P32">Yummy Mushroom</text:p>
          </table:table-cell>
          <table:table-cell table:style-name="Table6.A2" office:value-type="string">
            <text:p text:style-name="P32">On pickup, all characters gain +15 max hp.</text:p>
          </table:table-cell>
          <table:table-cell table:style-name="Table6.C2" office:value-type="string">
            <text:p text:style-name="P32">Common</text:p>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
      <text:list xml:id="list41328783" text:continue-list="list3747622245505104420" text:style-name="L3">
        <text:list-item>
          <text:p text:style-name="P85">Artifact Ideas</text:p>
          <text:list>
            <text:list-item>
              <text:p text:style-name="P85">All gold gains are increased by 50%</text:p>
            </text:list-item>
            <text:list-item>
              <text:p text:style-name="P85">On pick up, gain 3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text:soft-page-break/>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block no longer expires at the start of turn</text:p>
            </text:list-item>
            <text:list-item>
              <text:p text:style-name="P85">you may ignore paths when choosing an encounter to travel to </text:p>
            </text:list-item>
          </text:list>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3">Name</text:p>
          </table:table-cell>
          <table:table-cell table:style-name="Table7.A1" office:value-type="string">
            <text:p text:style-name="P33">Description</text:p>
          </table:table-cell>
          <table:table-cell table:style-name="Table7.C1"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20 damage </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10 damage to all characters in a 3x3 area</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Give all characters +1 strength this combat</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
      <text:p text:style-name="P14"/>
      <text:p text:style-name="P14"/>
      <text:p text:style-name="P11">New Class Ideas (8/25/19)</text:p>
      <text:p text:style-name="P14">Class Titles/archetypes</text:p>
      <text:list xml:id="list3183358918089045538" text:style-name="L65">
        <text:list-item>
          <text:p text:style-name="P96">Engineer</text:p>
        </text:list-item>
        <text:list-item>
          <text:p text:style-name="P96">Warlock</text:p>
        </text:list-item>
        <text:list-item>
          <text:p text:style-name="P96">Necromancer</text:p>
        </text:list-item>
        <text:list-item>
          <text:p text:style-name="P96">Druid</text:p>
        </text:list-item>
        <text:list-item>
          <text:p text:style-name="P96">Shaman</text:p>
        </text:list-item>
        <text:list-item>
          <text:p text:style-name="P96">Paladin</text:p>
        </text:list-item>
        <text:list-item>
          <text:p text:style-name="P96">Ranger</text:p>
        </text:list-item>
        <text:list-item>
          <text:p text:style-name="P96"><text:soft-page-break/>Summoner</text:p>
        </text:list-item>
        <text:list-item>
          <text:p text:style-name="P96">Death Knight</text:p>
        </text:list-item>
        <text:list-item>
          <text:p text:style-name="P96">Monk</text:p>
        </text:list-item>
        <text:list-item>
          <text:p text:style-name="P96"/>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3568364024734952615" text:style-name="L66">
        <text:list-item>
          <text:p text:style-name="P97">Shotgun Blast</text:p>
          <text:list>
            <text:list-item>
              <text:p text:style-name="P97">AP 0, CD 1, Range 1: Deal low damage and knock a target back 1 tile</text:p>
            </text:list-item>
            <text:list-item>
              <text:p text:style-name="P97">AP 0, CD 1, Range 3: Deal low damage. If the target is adjacent, deal double damage (or apply knock down)</text:p>
            </text:list-item>
          </text:list>
        </text:list-item>
      </text:list>
      <text:list xml:id="list2428521011844525768" text:style-name="L67">
        <text:list-item>
          <text:p text:style-name="P98">Protective Drone</text:p>
          <text:list>
            <text:list-item>
              <text:p text:style-name="P98">AP 2, CD 2, Range 3: Give an ally 8 block</text:p>
            </text:list-item>
          </text:list>
        </text:list-item>
      </text:list>
      <text:list xml:id="list8636915926991881078" text:style-name="L68">
        <text:list-item>
          <text:p text:style-name="P99">Frag Grenade</text:p>
          <text:list>
            <text:list-item>
              <text:p text:style-name="P99">AP 3, CD 3 Range 2: Deal 7 damage to all characters in a 3x3 area</text:p>
            </text:list-item>
          </text:list>
        </text:list-item>
      </text:list>
      <text:list xml:id="list3277473422695660585" text:style-name="L69">
        <text:list-item>
          <text:p text:style-name="P100">Flash Bang Grenade</text:p>
          <text:list>
            <text:list-item>
              <text:p text:style-name="P100">AP 3, CD 3 Range 2: Apply knockdown to all characters in a 3x3 area</text:p>
            </text:list-item>
          </text:list>
        </text:list-item>
      </text:list>
      <text:p text:style-name="P11">Shaman</text:p>
      <text:p text:style-name="P14">Hybrid melee, spell caster, support.</text:p>
      <text:p text:style-name="P14">Ability Ideas</text:p>
      <text:list xml:id="list5894014187740663786" text:style-name="L70">
        <text:list-item>
          <text:p text:style-name="P101">Chain lightning</text:p>
          <text:list>
            <text:list-item>
              <text:p text:style-name="P101">AP 3, CD 2, range 2: Deal 3 magic damage to an enemy. Jumps to adjacent enemies up to 3 more times.</text:p>
            </text:list-item>
          </text:list>
        </text:list-item>
      </text:list>
      <text:list xml:id="list2518788413182253821" text:style-name="L71">
        <text:list-item>
          <text:p text:style-name="P102">Primal Rage</text:p>
          <text:list>
            <text:list-item>
              <text:p text:style-name="P102">AP 1, CD 3, range 2: Give a friendly character +3 strength for one turn.</text:p>
            </text:list-item>
          </text:list>
        </text:list-item>
      </text:list>
      <text:list xml:id="list6499932774742019645" text:style-name="L72">
        <text:list-item>
          <text:p text:style-name="P103">Lightning Shield</text:p>
          <text:list>
            <text:list-item>
              <text:p text:style-name="P103"><text:soft-page-break/>AP 2, CD 2, Range 3: For one turn, whenever a target ally is attacked, it deals 3 magic damage back to its attacker.</text:p>
            </text:list-item>
          </text:list>
        </text:list-item>
      </text:list>
      <text:list xml:id="list3690843779024069005" text:style-name="L73">
        <text:list-item>
          <text:p text:style-name="P104">Smash</text:p>
          <text:list>
            <text:list-item>
              <text:p text:style-name="P104">AP 0/1/2, CD 1, Range Melee: Deal 4 physical damage and knock the target back 1 tile</text:p>
            </text:list-item>
          </text:list>
        </text:list-item>
        <text:list-item>
          <text:p text:style-name="P104">Electrical Discharge</text:p>
          <text:list>
            <text:list-item>
              <text:p text:style-name="P104">AP 3, CD 2 Deal 5 magic damage to adjacent enemies, and grant 5 block to adjacent allies</text:p>
            </text:list-item>
          </text:list>
        </text:list-item>
      </text:list>
      <text:list xml:id="list7904250957755788353" text:style-name="L74">
        <text:list-item>
          <text:p text:style-name="P105">Primal Blast</text:p>
          <text:list>
            <text:list-item>
              <text:p text:style-name="P105">AP1: CD 3, Range 2: Deal 3 magic damage and 3 physical damage to a target</text:p>
            </text:list-item>
          </text:list>
        </text:list-item>
        <text:list-item>
          <text:p text:style-name="P105">Shattering Blow</text:p>
          <text:list>
            <text:list-item>
              <text:p text:style-name="P105">Remove a targets block, then deal 5 physical damage.</text:p>
            </text:list-item>
          </text:list>
        </text:list-item>
      </text:list>
      <text:list xml:id="list6175752965670001556" text:style-name="L75">
        <text:list-item>
          <text:p text:style-name="P106">Spirit Guardian</text:p>
          <text:list>
            <text:list-item>
              <text:p text:style-name="P106">AP 3, CD 4, range 2: Give a target +8 block and 1 rune</text:p>
            </text:list-item>
          </text:list>
        </text:list-item>
      </text:list>
      <text:list xml:id="list8918521769083214334" text:style-name="L76">
        <text:list-item>
          <text:p text:style-name="P107">Surge</text:p>
          <text:list>
            <text:list-item>
              <text:p text:style-name="P107">AP 3, CD 4, range 2: Target ally gains AP equal to their max AP.</text:p>
            </text:list-item>
          </text:list>
        </text:list-item>
      </text:list>
      <text:list xml:id="list4488207200282762443" text:style-name="L77">
        <text:list-item>
          <text:p text:style-name="P108">Passive ideas</text:p>
          <text:list>
            <text:list-item>
              <text:p text:style-name="P108">Chain lightning grants you armor for the amount of damage it deals</text:p>
            </text:list-item>
            <text:list-item>
              <text:p text:style-name="P108">Thick of the fight: on turn end, gain +2 AP if an enemy is in your melee range</text:p>
            </text:list-item>
            <text:list-item>
              <text:p text:style-name="P108">On turn end, give a random adjacent ally a either +1 strength, energy, dexterity or mobility (chosen randomoly)</text:p>
            </text:list-item>
            <text:list-item>
              <text:p text:style-name="P108">Lightning shield also grants +6 block</text:p>
            </text:list-item>
            <text:list-item>
              <text:p text:style-name="P108">Follow Up: When you knock a target back with Smash, move to their previous position.</text:p>
            </text:list-item>
            <text:list-item>
              <text:p text:style-name="P108">On turn end, give a random adjacent ally 1 rune</text:p>
            </text:list-item>
          </text:list>
        </text:list-item>
      </text:list>
      <text:p text:style-name="P14"/>
      <text:p text:style-name="P14">Starting abilities</text:p>
      <text:list xml:id="list119770231498713168" text:style-name="L78">
        <text:list-item>
          <text:p text:style-name="P109">Smash</text:p>
        </text:list-item>
        <text:list-item>
          <text:p text:style-name="P109">Lightning Shield OR </text:p>
        </text:list-item>
        <text:list-item>
          <text:p text:style-name="P109">Thick Of The Fight (passive)</text:p>
        </text:list-item>
      </text:list>
      <text:p text:style-name="P14">Talents</text:p>
      <text:p text:style-name="P14">Tier 1</text:p>
      <text:list xml:id="list5273490737694086005" text:style-name="L79">
        <text:list-item>
          <text:p text:style-name="P110"><text:soft-page-break/>Electrical Discharge</text:p>
        </text:list-item>
        <text:list-item>
          <text:p text:style-name="P110">Chain Lightning</text:p>
        </text:list-item>
      </text:list>
      <text:p text:style-name="P14">Tier 2</text:p>
      <text:list xml:id="list535524396121119225" text:style-name="L80">
        <text:list-item>
          <text:p text:style-name="P111">Primal Rage</text:p>
        </text:list-item>
        <text:list-item>
          <text:p text:style-name="P111">Primal Blast</text:p>
        </text:list-item>
      </text:list>
      <text:p text:style-name="P14">Tier 3</text:p>
      <text:list xml:id="list6363125511006365658" text:style-name="L81">
        <text:list-item>
          <text:p text:style-name="P112">Spirit Guardian</text:p>
        </text:list-item>
        <text:list-item>
          <text:p text:style-name="P112">Surge</text:p>
        </text:list-item>
      </text:list>
      <text:p text:style-name="P11">Ranger</text:p>
      <text:p text:style-name="P14">Ability Ideas</text:p>
      <text:list xml:id="list41327888" text:continue-list="list5894014187740663786" text:style-name="L70">
        <text:list-item>
          <text:p text:style-name="P101">Forest Medicine</text:p>
          <text:list>
            <text:list-item>
              <text:p text:style-name="P101">AP 3, CD 3, range 3: Give an ally 8 block. Removes poison.</text:p>
            </text:list-item>
          </text:list>
        </text:list-item>
      </text:list>
      <text:list xml:id="list797789889130252115" text:style-name="L82">
        <text:list-item>
          <text:p text:style-name="P113">Snipe</text:p>
          <text:list>
            <text:list-item>
              <text:p text:style-name="P113">AP 2: CD 1, range 7: Deal 2 damage to a target</text:p>
            </text:list-item>
          </text:list>
        </text:list-item>
      </text:list>
      <text:list xml:id="list7709551883511025863" text:style-name="L83">
        <text:list-item>
          <text:p text:style-name="P114">Impaling Bolt</text:p>
          <text:list>
            <text:list-item>
              <text:p text:style-name="P114">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41339361" text:continue-list="list41327888" text:style-name="L70">
        <text:list-item>
          <text:p text:style-name="P101">Corruption</text:p>
          <text:list>
            <text:list-item>
              <text:p text:style-name="P101">AP 0, CD 1, range 3: Apply 1 poison to a target</text:p>
            </text:list-item>
          </text:list>
        </text:list-item>
      </text:list>
      <text:list xml:id="list3384374250015599632" text:style-name="L84">
        <text:list-item>
          <text:p text:style-name="P115">Soul Drain</text:p>
          <text:list>
            <text:list-item>
              <text:p text:style-name="P115">AP2:CD 3, range 2: Apply 1 weakened and 1 vulnerable to a target.</text:p>
            </text:list-item>
          </text:list>
        </text:list-item>
      </text:list>
      <text:list xml:id="list2939436350083279561" text:style-name="L85">
        <text:list-item>
          <text:p text:style-name="P116">Chaos Bolt</text:p>
          <text:list>
            <text:list-item>
              <text:p text:style-name="P116">AP 3: CD 3, range 3: Deal 6 magic damage and apply knockdown</text:p>
            </text:list-item>
          </text:list>
        </text:list-item>
      </text:list>
      <text:list xml:id="list7444728992335343912" text:style-name="L86">
        <text:list-item>
          <text:p text:style-name="P117">Hex</text:p>
          <text:list>
            <text:list-item>
              <text:p text:style-name="P117">AP 2: CD 3: Range 2: Target suffers -1 strength, energy, mobility and dexterity for 1 turn.</text:p>
            </text:list-item>
            <text:list-item>
              <text:p text:style-name="P117">Apply 2 'Weaken' to a target</text:p>
            </text:list-item>
          </text:list>
        </text:list-item>
      </text:list>
      <text:list xml:id="list7242776649798272674" text:style-name="L87">
        <text:list-item>
          <text:p text:style-name="P118">Blight</text:p>
          <text:list>
            <text:list-item>
              <text:p text:style-name="P118"><text:soft-page-break/>Appl 2 'Vulnerable' to a target</text:p>
            </text:list-item>
          </text:list>
        </text:list-item>
      </text:list>
      <text:list xml:id="list3045996719190313723" text:style-name="L88">
        <text:list-item>
          <text:p text:style-name="P119">Life Leech</text:p>
          <text:list>
            <text:list-item>
              <text:p text:style-name="P119">Deal 5 damage to an enemy: Gain block equal to the damage dealt.</text:p>
            </text:list-item>
          </text:list>
        </text:list-item>
      </text:list>
      <text:list xml:id="list8924870565072682517" text:style-name="L89">
        <text:list-item>
          <text:p text:style-name="P120">Hellfire</text:p>
          <text:list>
            <text:list-item>
              <text:p text:style-name="P120">AP 0, CD 1, range 0: Lose 3HP. Deal 6 magic damage to all adjacent characters</text:p>
            </text:list-item>
          </text:list>
        </text:list-item>
      </text:list>
      <text:list xml:id="list2723290855779867453" text:style-name="L90">
        <text:list-item>
          <text:p text:style-name="P121">Blood Lust</text:p>
          <text:list>
            <text:list-item>
              <text:p text:style-name="P121">AP 0, CD 1, r 0: Lose 3hp, Gain +2 AP</text:p>
            </text:list-item>
            <text:list-item>
              <text:p text:style-name="P121">ability could be on the same talent tree tier as hellfire</text:p>
            </text:list-item>
          </text:list>
        </text:list-item>
      </text:list>
      <text:list xml:id="list6932545693573512772" text:style-name="L91">
        <text:list-item>
          <text:p text:style-name="P122">Demonic Speed</text:p>
          <text:list>
            <text:list-item>
              <text:p text:style-name="P122">give an ally +1 mobility for one turn</text:p>
            </text:list-item>
          </text:list>
        </text:list-item>
      </text:list>
      <text:list xml:id="list8893000981366249967" text:style-name="L92">
        <text:list-item>
          <text:p text:style-name="P123">Energy Leech</text:p>
          <text:list>
            <text:list-item>
              <text:p text:style-name="P123">Target character suffers -2AP. Gain +2 AP</text:p>
            </text:list-item>
          </text:list>
        </text:list-item>
      </text:list>
      <text:list xml:id="list4249809774689867503" text:style-name="L93">
        <text:list-item>
          <text:p text:style-name="P124">Wither</text:p>
          <text:list>
            <text:list-item>
              <text:p text:style-name="P124">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7188863884753530286" text:style-name="L94">
        <text:list-item>
          <text:p text:style-name="P125">Turn/activation order similar to Divinity: Original Sin system</text:p>
        </text:list-item>
        <text:list-item>
          <text:p text:style-name="P125">All characters take their turns in relation to the initiative stat</text:p>
        </text:list-item>
        <text:list-item>
          <text:p text:style-name="P125">At the start of each turn sequence, each characters randomly generates a number between 1-3 + their initiative stat</text:p>
        </text:list-item>
        <text:list-item>
          <text:p text:style-name="P125">each character then takes their turn in order of who's initiative roll was highest</text:p>
        </text:list-item>
      </text:list>
      <text:p text:style-name="P14"/>
      <text:p text:style-name="P11">Combat and gameplay change ideas 15/9/19</text:p>
      <text:p text:style-name="P14">New Combat mechanic ideas</text:p>
      <text:list xml:id="list8057888641142875351" text:style-name="L95">
        <text:list-item>
          <text:p text:style-name="P126">Flanking</text:p>
          <text:list>
            <text:list-item>
              <text:p text:style-name="P126"><text:soft-page-break/>characters that are flanked take 50% extra damage from melee attacks. </text:p>
            </text:list-item>
            <text:list-item>
              <text:p text:style-name="P126">A character is flanked if it has at least 1 enemy in its front arc, and at least 1 character in its side arc (alsoo maybe not adjacent to an ally)</text:p>
            </text:list-item>
          </text:list>
        </text:list-item>
      </text:list>
      <text:list xml:id="list1668214993649509044" text:style-name="L96">
        <text:list-item>
          <text:p text:style-name="P127">Front and back arcs</text:p>
          <text:list>
            <text:list-item>
              <text:p text:style-name="P127">characters have front and back arcs</text:p>
            </text:list-item>
            <text:list-item>
              <text:p text:style-name="P127">attacks made against a character in their back arc deal 50% bonus damage</text:p>
            </text:list-item>
            <text:list-item>
              <text:p text:style-name="P127">attacking a character in their back arc has certain benefits, and certain abilities may have extra effects applied, <text:s/>e.g.</text:p>
              <text:list>
                <text:list-item>
                  <text:p text:style-name="P127">Deal extra damage </text:p>
                </text:list-item>
                <text:list-item>
                  <text:p text:style-name="P127">knock back</text:p>
                </text:list-item>
                <text:list-item>
                  <text:p text:style-name="P127">apply vulnerable, etc</text:p>
                </text:list-item>
              </text:list>
            </text:list-item>
          </text:list>
        </text:list-item>
      </text:list>
      <text:list xml:id="list1786164825016534323" text:style-name="L97">
        <text:list-item>
          <text:p text:style-name="P128">front/back arcs may tie into updates and changes to the passive traits e.g.</text:p>
          <text:list>
            <text:list-item>
              <text:p text:style-name="P128">360 vision: This character has no back arc</text:p>
            </text:list-item>
            <text:list-item>
              <text:p text:style-name="P128">Phalanx: This character cannot be flanked</text:p>
            </text:list-item>
          </text:list>
        </text:list-item>
      </text:list>
      <text:list xml:id="list1086727576670945244" text:style-name="L98">
        <text:list-item>
          <text:p text:style-name="P129">Free Strike</text:p>
          <text:list>
            <text:list-item>
              <text:p text:style-name="P129">If a character moves out of the melee range AND front arc of an enemy, that enemy takes a free melee strike against them.</text:p>
            </text:list-item>
            <text:list-item>
              <text:p text:style-name="P129">Should all characters be able to do this? Or just characters with a certain trait(oppurtunist)?</text:p>
            </text:list-item>
          </text:list>
        </text:list-item>
      </text:list>
      <text:p text:style-name="P14"/>
      <text:p text:style-name="P14">New Attack/strike system ideas</text:p>
      <text:list xml:id="list5498149715708063932" text:style-name="L99">
        <text:list-item>
          <text:p text:style-name="P130">The ability 'strike' is replaced by a melee attack that all characters can do</text:p>
        </text:list-item>
        <text:list-item>
          <text:p text:style-name="P130">Strike deals damage equal to the weapons damage value (if a character has no weapon, they deal 3 damage as an 'unarmed' attack. Most enemies will not have a weapon)</text:p>
        </text:list-item>
        <text:list-item>
          <text:p text:style-name="P130">Strike ability button is removed. Striking is done by left clicking an enemy character within melee range</text:p>
        </text:list-item>
        <text:list-item>
          <text:p text:style-name="P130">the new strike system ties in with updates to the item system and other abilities</text:p>
          <text:list>
            <text:list-item>
              <text:p text:style-name="P130">some items will be 'weapon' items, which a character can equipt in its weapon slot.</text:p>
            </text:list-item>
            <text:list-item>
              <text:p text:style-name="P130">Abilities that are of type 'melee attack' will add the damage value from the weapon to its final damage value.</text:p>
            </text:list-item>
            <text:list-item>
              <text:p text:style-name="P130"/>
            </text:list-item>
          </text:list>
        </text:list-item>
      </text:list>
      <text:p text:style-name="P14"><text:soft-page-break/>New move ability change ideas</text:p>
      <text:list xml:id="list887913099504314401" text:style-name="L100">
        <text:list-item>
          <text:p text:style-name="P131">the 'move' ability button is removed. Instead, player moves a character by selecting that character, then left clicking on a valid tile to move to</text:p>
        </text:list-item>
        <text:list-item>
          <text:p text:style-name="P131">selecting a character will automatically highlight available move tiles</text:p>
        </text:list-item>
      </text:list>
      <text:p text:style-name="P14">Ability Changes and updates</text:p>
      <text:list xml:id="list2376887400381783655" text:style-name="L101">
        <text:list-item>
          <text:p text:style-name="P132">Abilities have types (Attack, Skill, Power)</text:p>
        </text:list-item>
        <text:list-item>
          <text:p text:style-name="P132">Implement some interactions with these different types e.g.</text:p>
          <text:list>
            <text:list-item>
              <text:p text:style-name="P132">Item Staff of Rah: your skill abilities cost 1 less</text:p>
            </text:list-item>
            <text:list-item>
              <text:p text:style-name="P132">Enemy Passive: Whenever an enemy uses a skill, gain +1 strength.</text:p>
            </text:list-item>
            <text:list-item>
              <text:p text:style-name="P132">Relic: The first attack by each character in combat costs 0 AP.</text:p>
            </text:list-item>
          </text:list>
        </text:list-item>
      </text:list>
      <text:p text:style-name="P14">New Tiles/ Objects on tiles system</text:p>
      <text:list xml:id="list7269619204505164001" text:style-name="L102">
        <text:list-item>
          <text:p text:style-name="P133">Create new effects/objects/things to lay ontop of tiles</text:p>
        </text:list-item>
        <text:list-item>
          <text:p text:style-name="P133">these things could be created when the level is created, or be created by character abilities and effects.</text:p>
          <text:list>
            <text:list-item>
              <text:p text:style-name="P133">A tile could be lit on fire for one turn or permanently, causing characters that move over it to take magic damage</text:p>
            </text:list-item>
            <text:list-item>
              <text:p text:style-name="P133">a tile could have a poison puddle placed on it, causing characters that move over it to gain +1 poison</text:p>
            </text:list-item>
            <text:list-item>
              <text:p text:style-name="P133">obstructions could be placed, preventing movement through and onto the tile</text:p>
            </text:list-item>
          </text:list>
        </text:list-item>
      </text:list>
      <text:list xml:id="list3260746743205922177" text:style-name="L103">
        <text:list-item>
          <text:p text:style-name="P134">New Tile type ideas</text:p>
          <text:list>
            <text:list-item>
              <text:p text:style-name="P134">Tree: Prevent movement onto and through this tile</text:p>
            </text:list-item>
            <text:list-item>
              <text:p text:style-name="P134">Debris/rubble/rock: Characters that end their turn on rubble gain +3 block</text:p>
            </text:list-item>
            <text:list-item>
              <text:p text:style-name="P134">Elevation/Hill/Grassy Knoll: Ranged attacks made from elevation deal 50% bonus damage</text:p>
            </text:list-item>
            <text:list-item>
              <text:p text:style-name="P134">Mana pool/energy pool: Characters that end their turn on an energy tile gain +2 AP.</text:p>
            </text:list-item>
          </text:list>
        </text:list-item>
      </text:list>
      <text:p text:style-name="P11">Character abilities changes/updates</text:p>
      <text:list xml:id="list2394337795730376891" text:style-name="L104">
        <text:list-item>
          <text:p text:style-name="P135">characters now start the game the 3 neutral abilities, AND 3 class abilities (instead of 2)</text:p>
        </text:list-item>
        <text:list-item>
          <text:p text:style-name="P135">characters maybe should not start with a passive trait. Instead, the first talents in the tree's could be passives</text:p>
        </text:list-item>
      </text:list>
      <text:p text:style-name="P17"/>
      <text:p text:style-name="P14">Warrior changes and updates</text:p>
      <text:list xml:id="list9010371661360787891" text:style-name="L105">
        <text:list-item>
          <text:p text:style-name="P136"><text:soft-page-break/>Abilities </text:p>
          <text:list>
            <text:list-item>
              <text:list>
                <text:list-item>
                  <text:p text:style-name="P136">Charge: AP 3, CD 4, Range 3: Charge towards a target character. At the end of the movement, deal 5 damage and apply 1 vulnerable to the target.</text:p>
                </text:list-item>
                <text:list-item>
                  <text:p text:style-name="P136">Challenging Shout: Taunt all enemies in your melee range, forcing them to target you on their next turn.</text:p>
                </text:list-item>
                <text:list-item>
                  <text:p text:style-name="P136">Inspire: AP 0, CD 1, Range 2: Give a target +1 strength.</text:p>
                </text:list-item>
                <text:list-item>
                  <text:p text:style-name="P136">Shield Wall: For one turn, all damage taken is reduced to 1. (maybe this could be a talent that improves challenging shout.</text:p>
                </text:list-item>
              </text:list>
            </text:list-item>
          </text:list>
        </text:list-item>
      </text:list>
      <text:list xml:id="list4620557279653086637" text:style-name="L111">
        <text:list-item>
          <text:p text:style-name="P143">Starting Passive trait ideas</text:p>
          <text:list>
            <text:list-item>
              <text:p text:style-name="P143">Leadership: On turn end, give adjacent allies +3 block</text:p>
            </text:list-item>
            <text:list-item>
              <text:p text:style-name="P143">Cautious: On turn end, if you have no block, gain +6 block</text:p>
            </text:list-item>
          </text:list>
        </text:list-item>
      </text:list>
      <text:p text:style-name="P14">Talent Ideas</text:p>
      <text:list xml:id="list5489728966862864624" text:style-name="L106">
        <text:list-item>
          <text:p text:style-name="P137">Inspire also grants the target +1 dexterity</text:p>
        </text:list-item>
        <text:list-item>
          <text:p text:style-name="P137">Using challenging shout reduces all damage taken to 1 for one turn.</text:p>
        </text:list-item>
        <text:list-item>
          <text:p text:style-name="P137">Increase the range of 'Charge' by 2. Reduce its cooldown and AP cost by 1.</text:p>
        </text:list-item>
        <text:list-item>
          <text:p text:style-name="P137">Whirlwind</text:p>
        </text:list-item>
        <text:list-item>
          <text:p text:style-name="P137">blood lust</text:p>
        </text:list-item>
        <text:list-item>
          <text:p text:style-name="P137">Get Down!</text:p>
        </text:list-item>
        <text:list-item>
          <text:p text:style-name="P137">Berserk +3</text:p>
        </text:list-item>
        <text:list-item>
          <text:p text:style-name="P137">Gain Phalanx and Panoramic Vision (Immune to flanking and back strikes)</text:p>
        </text:list-item>
        <text:list-item>
          <text:p text:style-name="P137">Protector(on turn end, give adjacent allies +3 block)</text:p>
        </text:list-item>
        <text:list-item>
          <text:p text:style-name="P137">Cautious(on turn end, if you have no block, gain 6 block)</text:p>
        </text:list-item>
        <text:list-item>
          <text:p text:style-name="P137"/>
        </text:list-item>
      </text:list>
      <text:p text:style-name="P14">Rogue changes and updates</text:p>
      <text:list xml:id="list41329610" text:continue-list="list9010371661360787891" text:style-name="L105">
        <text:list-item>
          <text:p text:style-name="P136">Abilities </text:p>
          <text:list>
            <text:list-item>
              <text:p text:style-name="P136">Dash: CD 2, AP 1, Range 2: range changed to 2 from 3</text:p>
            </text:list-item>
            <text:list-item>
              <text:p text:style-name="P136">Twin Strike: CD 2, AP 2: CD increased to 2 from 1.</text:p>
            </text:list-item>
            <text:list-item>
              <text:p text:style-name="P136">Preparation: CD 4, AP 0.</text:p>
            </text:list-item>
            <text:list-item>
              <text:p text:style-name="P136">Shadow Step: CD 3, AP 2, Range 3: Teleport to a tile within a <text:s/>targets back arc.</text:p>
            </text:list-item>
          </text:list>
        </text:list-item>
      </text:list>
      <text:list xml:id="list4836956167128035878" text:style-name="L112">
        <text:list-item>
          <text:p text:style-name="P144"><text:soft-page-break/>Starting passive trait ideas</text:p>
          <text:list>
            <text:list-item>
              <text:p text:style-name="P144">Slippery</text:p>
            </text:list-item>
            <text:list-item>
              <text:p text:style-name="P144">Start each combat with camoflage</text:p>
            </text:list-item>
            <text:list-item>
              <text:p text:style-name="P144"/>
            </text:list-item>
          </text:list>
        </text:list-item>
      </text:list>
      <text:list xml:id="list5868964561874773361" text:style-name="L107">
        <text:list-item>
          <text:p text:style-name="P138">Talent ideas</text:p>
          <text:list>
            <text:list-item>
              <text:p text:style-name="P138">Triple Strike: Deal 3 damage three times. Replaces twin Strike.</text:p>
            </text:list-item>
            <text:list-item>
              <text:p text:style-name="P138">Reduce the cost and CD of Dash by 1</text:p>
            </text:list-item>
            <text:list-item>
              <text:p text:style-name="P138">Reduce the cooldown of prepartion by 2</text:p>
            </text:list-item>
            <text:list-item>
              <text:p text:style-name="P138">Poisonous</text:p>
            </text:list-item>
            <text:list-item>
              <text:p text:style-name="P138">Stealth</text:p>
            </text:list-item>
            <text:list-item>
              <text:p text:style-name="P138">Slippery(immune to free strikes)</text:p>
            </text:list-item>
            <text:list-item>
              <text:p text:style-name="P138">Accurate(your melee attacks ignore armor)</text:p>
            </text:list-item>
            <text:list-item>
              <text:p text:style-name="P138">Backstabber: Back strikes increase damage by 100% instead of 50%</text:p>
            </text:list-item>
          </text:list>
        </text:list-item>
      </text:list>
      <text:p text:style-name="P14">Mage changes and updates</text:p>
      <text:list xml:id="list5059126290099318306" text:style-name="L108">
        <text:list-item>
          <text:p text:style-name="P139">Abiltiies</text:p>
          <text:list>
            <text:list-item>
              <text:p text:style-name="P139">Frostbolt: AP 1, CD 4, Range 3: Deal 4 magic damage and apply pinned</text:p>
            </text:list-item>
            <text:list-item>
              <text:p text:style-name="P139">Telekinesis AP 1; CD 2: Range 3</text:p>
            </text:list-item>
            <text:list-item>
              <text:p text:style-name="P139">Fireball: AP 2, CD 0, Range 3</text:p>
            </text:list-item>
          </text:list>
        </text:list-item>
      </text:list>
      <text:list xml:id="list6846048821298538030" text:style-name="L109">
        <text:list-item>
          <text:p text:style-name="P140">Talents</text:p>
          <text:list>
            <text:list-item>
              <text:p text:style-name="P140">Reduce the CD of frostbolt to 2. Reduce the AP cost to 0.</text:p>
            </text:list-item>
            <text:list-item>
              <text:p text:style-name="P140">Reduce the cost and CD of telekinesis by 1.</text:p>
            </text:list-item>
            <text:list-item>
              <text:p text:style-name="P140">Increase the range of telekinesis by 1, Telekinesis can now place a character up to 2 tiles away.</text:p>
            </text:list-item>
            <text:list-item>
              <text:p text:style-name="P140">Fireball creates a flame surface on the targets tile</text:p>
            </text:list-item>
          </text:list>
        </text:list-item>
      </text:list>
      <text:list xml:id="list5514789784253606237" text:style-name="L113">
        <text:list-item>
          <text:p text:style-name="P145">Starting passive trait ideas</text:p>
          <text:list>
            <text:list-item>
              <text:p text:style-name="P145">Fleet footed</text:p>
            </text:list-item>
          </text:list>
        </text:list-item>
      </text:list>
      <text:p text:style-name="P14"><text:tab/></text:p>
      <text:p text:style-name="P14">Priest changes and updates</text:p>
      <text:list xml:id="list41344903" text:continue-list="list5059126290099318306" text:style-name="L108">
        <text:list-item>
          <text:p text:style-name="P139">Abiltiies</text:p>
          <text:list>
            <text:list-item>
              <text:p text:style-name="P139"><text:soft-page-break/>Holyfire: AP2, CD 0, Range 2: changes: 4block/damage instead of 3, range reduced to 2 OR</text:p>
              <text:list>
                <text:list-item>
                  <text:p text:style-name="P139">AP 3, CD 4, Range 3 8 block/damage</text:p>
                </text:list-item>
              </text:list>
            </text:list-item>
            <text:list-item>
              <text:p text:style-name="P139">Invigorate: AP 1, CD 2, Range 3: Give an ally +2 AP.</text:p>
            </text:list-item>
            <text:list-item>
              <text:p text:style-name="P139">Bless: AP 1, CD 4, Range 3: Give an ally +1 rune</text:p>
            </text:list-item>
            <text:list-item>
              <text:p text:style-name="P139">Shroud AP 2, CD 2, Range 3: Give an ally +8 block</text:p>
            </text:list-item>
            <text:list-item>
              <text:p text:style-name="P139">Chaos Bolt: Ap 3, Range 3, CD 4: Deal 7 magic damage and apply 1 exposed.</text:p>
            </text:list-item>
          </text:list>
        </text:list-item>
        <text:list-item>
          <text:p text:style-name="P139">Talents</text:p>
          <text:list>
            <text:list-item>
              <text:p text:style-name="P139">Reduce the cost and CD of Bless by 1. Bless also grants +5 block.</text:p>
            </text:list-item>
            <text:list-item>
              <text:p text:style-name="P139">Reduce the cost and CD of invigorate by 1.</text:p>
            </text:list-item>
          </text:list>
        </text:list-item>
      </text:list>
      <text:p text:style-name="P14">New item ideas</text:p>
      <text:list xml:id="list8811212978210429595" text:style-name="L110">
        <text:list-item>
          <text:p text:style-name="P141">Staff of Rah: Your skill abilities cost 1 less energy (but not less then 1)</text:p>
        </text:list-item>
      </text:list>
      <text:p text:style-name="P14"/>
      <text:p text:style-name="P14">Play Test Notes 16/9/2019</text:p>
      <text:list xml:id="list840912102013683661" text:style-name="L114">
        <text:list-item>
          <text:p text:style-name="P146">bug: charge can still be performed when pinned</text:p>
        </text:list-item>
        <text:list-item>
          <text:p text:style-name="P146">whirlwind should cost 1 ap not 2, and should be CD 2 not 1</text:p>
        </text:list-item>
        <text:list-item>
          <text:p text:style-name="P146">whirlwind does not trigger thorns on skelly warrior</text:p>
        </text:list-item>
        <text:list-item>
          <text:p text:style-name="P146">fireball from mage didnt get bonus damage from exposed.</text:p>
        </text:list-item>
        <text:list-item>
          <text:p text:style-name="P146">Thorns may not be working at all?</text:p>
        </text:list-item>
      </text:list>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09-16T21:12:41.84</dc:date>
    <dc:creator>will black</dc:creator>
    <meta:editing-duration>P15DT23H32M34S</meta:editing-duration>
    <meta:editing-cycles>168</meta:editing-cycles>
    <meta:generator>OpenOffice/4.1.6$Win32 OpenOffice.org_project/416m1$Build-9790</meta:generator>
    <meta:document-statistic meta:table-count="7" meta:image-count="0" meta:object-count="0" meta:page-count="38" meta:paragraph-count="1167" meta:word-count="9174" meta:character-count="48571"/>
  </office:meta>
</office:document-meta>
</file>